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846865937432598" calcext:value-type="float">
            <text:p>-0.846865937432598</text:p>
          </table:table-cell>
          <table:table-cell table:number-columns-repeated="2" office:value-type="float" office:value="-0.218045400093436" calcext:value-type="float">
            <text:p>-0.218045400093436</text:p>
          </table:table-cell>
          <table:table-cell office:value-type="float" office:value="0.0731536510912706" calcext:value-type="float">
            <text:p>0.073153651091271</text:p>
          </table:table-cell>
          <table:table-cell office:value-type="float" office:value="-0.731332380740671" calcext:value-type="float">
            <text:p>-0.731332380740671</text:p>
          </table:table-cell>
          <table:table-cell office:value-type="float" office:value="0.00175481363941521" calcext:value-type="float">
            <text:p>0.001754813639415</text:p>
          </table:table-cell>
          <table:table-cell office:value-type="float" office:value="-0.073635736347169" calcext:value-type="float">
            <text:p>-0.073635736347169</text:p>
          </table:table-cell>
          <table:table-cell office:value-type="float" office:value="-0.0465955158775289" calcext:value-type="float">
            <text:p>-0.046595515877529</text:p>
          </table:table-cell>
          <table:table-cell office:value-type="float" office:value="-1.73995631896273" calcext:value-type="float">
            <text:p>-1.73995631896273</text:p>
          </table:table-cell>
          <table:table-cell office:value-type="float" office:value="-0.0945513653073771" calcext:value-type="float">
            <text:p>-0.094551365307377</text:p>
          </table:table-cell>
          <table:table-cell office:value-type="float" office:value="-0.389411959012426" calcext:value-type="float">
            <text:p>-0.389411959012426</text:p>
          </table:table-cell>
          <table:table-cell office:value-type="float" office:value="0.565688928483007" calcext:value-type="float">
            <text:p>0.56568892848300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1.60615497036727" calcext:value-type="float">
            <text:p>-1.60615497036727</text:p>
          </table:table-cell>
          <table:table-cell office:value-type="float" office:value="-0.941350283913256" calcext:value-type="float">
            <text:p>-0.941350283913256</text:p>
          </table:table-cell>
          <table:table-cell office:value-type="float" office:value="-7.06406435380509" calcext:value-type="float">
            <text:p>-7.06406435380509</text:p>
          </table:table-cell>
          <table:table-cell office:value-type="float" office:value="-4.13991029466132" calcext:value-type="float">
            <text:p>-4.13991029466132</text:p>
          </table:table-cell>
          <table:table-cell office:value-type="float" office:value="-0.0695549844022453" calcext:value-type="float">
            <text:p>-0.069554984402245</text:p>
          </table:table-cell>
          <table:table-cell office:value-type="float" office:value="-0.929882693217915" calcext:value-type="float">
            <text:p>-0.929882693217915</text:p>
          </table:table-cell>
          <table:table-cell office:value-type="float" office:value="-0.816048473687231" calcext:value-type="float">
            <text:p>-0.816048473687231</text:p>
          </table:table-cell>
          <table:table-cell office:value-type="float" office:value="-0.236417468282801" calcext:value-type="float">
            <text:p>-0.236417468282801</text:p>
          </table:table-cell>
          <table:table-cell table:number-columns-repeated="2" office:value-type="float" office:value="0.0162868302825442" calcext:value-type="float">
            <text:p>0.016286830282544</text:p>
          </table:table-cell>
          <table:table-cell office:value-type="float" office:value="-1.5770809861772" calcext:value-type="float">
            <text:p>-1.5770809861772</text:p>
          </table:table-cell>
          <table:table-cell office:value-type="float" office:value="2.29070030025231" calcext:value-type="float">
            <text:p>2.2907003002523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4.27773827340904" calcext:value-type="float">
            <text:p>-4.27773827340904</text:p>
          </table:table-cell>
          <table:table-cell office:value-type="float" office:value="-0.453188931863482" calcext:value-type="float">
            <text:p>-0.453188931863482</text:p>
          </table:table-cell>
          <table:table-cell office:value-type="float" office:value="-0.535264156745746" calcext:value-type="float">
            <text:p>-0.535264156745746</text:p>
          </table:table-cell>
          <table:table-cell office:value-type="float" office:value="-1.6306588883862" calcext:value-type="float">
            <text:p>-1.6306588883862</text:p>
          </table:table-cell>
          <table:table-cell office:value-type="float" office:value="-2.49450550275153" calcext:value-type="float">
            <text:p>-2.49450550275153</text:p>
          </table:table-cell>
          <table:table-cell office:value-type="float" office:value="-0.129245448011123" calcext:value-type="float">
            <text:p>-0.129245448011123</text:p>
          </table:table-cell>
          <table:table-cell office:value-type="float" office:value="-2.1411928301059" calcext:value-type="float">
            <text:p>-2.1411928301059</text:p>
          </table:table-cell>
          <table:table-cell office:value-type="float" office:value="0.0947746275911987" calcext:value-type="float">
            <text:p>0.094774627591199</text:p>
          </table:table-cell>
          <table:table-cell office:value-type="float" office:value="-2.98660242141008" calcext:value-type="float">
            <text:p>-2.98660242141008</text:p>
          </table:table-cell>
          <table:table-cell office:value-type="float" office:value="-1.89514653911543" calcext:value-type="float">
            <text:p>-1.89514653911543</text:p>
          </table:table-cell>
          <table:table-cell office:value-type="float" office:value="-1.64487683642073" calcext:value-type="float">
            <text:p>-1.64487683642073</text:p>
          </table:table-cell>
          <table:table-cell office:value-type="float" office:value="1.40388779563919" calcext:value-type="float">
            <text:p>1.4038877956391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3.5849056906302" calcext:value-type="float">
            <text:p>-3.5849056906302</text:p>
          </table:table-cell>
          <table:table-cell office:value-type="float" office:value="-2.20571382855866" calcext:value-type="float">
            <text:p>-2.20571382855866</text:p>
          </table:table-cell>
          <table:table-cell office:value-type="float" office:value="-0.873944304826835" calcext:value-type="float">
            <text:p>-0.873944304826835</text:p>
          </table:table-cell>
          <table:table-cell office:value-type="float" office:value="-4.7611494904654" calcext:value-type="float">
            <text:p>-4.7611494904654</text:p>
          </table:table-cell>
          <table:table-cell office:value-type="float" office:value="-0.44175455491493" calcext:value-type="float">
            <text:p>-0.44175455491493</text:p>
          </table:table-cell>
          <table:table-cell office:value-type="float" office:value="-2.00844021005292" calcext:value-type="float">
            <text:p>-2.00844021005292</text:p>
          </table:table-cell>
          <table:table-cell office:value-type="float" office:value="-1.50840513388563" calcext:value-type="float">
            <text:p>-1.50840513388563</text:p>
          </table:table-cell>
          <table:table-cell office:value-type="float" office:value="-1.64159732531198" calcext:value-type="float">
            <text:p>-1.64159732531198</text:p>
          </table:table-cell>
          <table:table-cell office:value-type="float" office:value="-4.01018964466813" calcext:value-type="float">
            <text:p>-4.01018964466813</text:p>
          </table:table-cell>
          <table:table-cell office:value-type="float" office:value="-4.9089611254196" calcext:value-type="float">
            <text:p>-4.9089611254196</text:p>
          </table:table-cell>
          <table:table-cell office:value-type="float" office:value="-2.59450613087343" calcext:value-type="float">
            <text:p>-2.59450613087343</text:p>
          </table:table-cell>
          <table:table-cell office:value-type="float" office:value="1.60599751276069" calcext:value-type="float">
            <text:p>1.60599751276069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9.92638960095765" calcext:value-type="float">
            <text:p>-9.92638960095765</text:p>
          </table:table-cell>
          <table:table-cell office:value-type="float" office:value="-4.99200882083549" calcext:value-type="float">
            <text:p>-4.99200882083549</text:p>
          </table:table-cell>
          <table:table-cell office:value-type="float" office:value="-5.57012886449285" calcext:value-type="float">
            <text:p>-5.57012886449285</text:p>
          </table:table-cell>
          <table:table-cell office:value-type="float" office:value="-2.83269948085498" calcext:value-type="float">
            <text:p>-2.83269948085498</text:p>
          </table:table-cell>
          <table:table-cell office:value-type="float" office:value="-6.75216596272434" calcext:value-type="float">
            <text:p>-6.75216596272434</text:p>
          </table:table-cell>
          <table:table-cell office:value-type="float" office:value="-5.34431493866266" calcext:value-type="float">
            <text:p>-5.34431493866266</text:p>
          </table:table-cell>
          <table:table-cell office:value-type="float" office:value="-12.3932045597129" calcext:value-type="float">
            <text:p>-12.3932045597129</text:p>
          </table:table-cell>
          <table:table-cell office:value-type="float" office:value="-5.50667280475362" calcext:value-type="float">
            <text:p>-5.50667280475362</text:p>
          </table:table-cell>
          <table:table-cell office:value-type="float" office:value="-3.67225329598361" calcext:value-type="float">
            <text:p>-3.67225329598361</text:p>
          </table:table-cell>
          <table:table-cell office:value-type="float" office:value="-3.55409567653003" calcext:value-type="float">
            <text:p>-3.55409567653003</text:p>
          </table:table-cell>
          <table:table-cell office:value-type="float" office:value="-6.05439340055081" calcext:value-type="float">
            <text:p>-6.05439340055081</text:p>
          </table:table-cell>
          <table:table-cell office:value-type="float" office:value="2.98389272863372" calcext:value-type="float">
            <text:p>2.98389272863372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6.36514876585067" calcext:value-type="float">
            <text:p>-6.36514876585067</text:p>
          </table:table-cell>
          <table:table-cell office:value-type="float" office:value="-7.42122043025164" calcext:value-type="float">
            <text:p>-7.42122043025164</text:p>
          </table:table-cell>
          <table:table-cell office:value-type="float" office:value="-6.10796174627916" calcext:value-type="float">
            <text:p>-6.10796174627916</text:p>
          </table:table-cell>
          <table:table-cell office:value-type="float" office:value="-4.655817122909" calcext:value-type="float">
            <text:p>-4.655817122909</text:p>
          </table:table-cell>
          <table:table-cell office:value-type="float" office:value="-13.7944885755822" calcext:value-type="float">
            <text:p>-13.7944885755822</text:p>
          </table:table-cell>
          <table:table-cell office:value-type="float" office:value="-5.32887970556957" calcext:value-type="float">
            <text:p>-5.32887970556957</text:p>
          </table:table-cell>
          <table:table-cell office:value-type="float" office:value="-9.52653876321344" calcext:value-type="float">
            <text:p>-9.52653876321344</text:p>
          </table:table-cell>
          <table:table-cell office:value-type="float" office:value="-4.6495825990356" calcext:value-type="float">
            <text:p>-4.6495825990356</text:p>
          </table:table-cell>
          <table:table-cell office:value-type="float" office:value="-8.77750811725863" calcext:value-type="float">
            <text:p>-8.77750811725863</text:p>
          </table:table-cell>
          <table:table-cell office:value-type="float" office:value="-4.88056473965287" calcext:value-type="float">
            <text:p>-4.88056473965287</text:p>
          </table:table-cell>
          <table:table-cell office:value-type="float" office:value="-7.15077105656028" calcext:value-type="float">
            <text:p>-7.15077105656028</text:p>
          </table:table-cell>
          <table:table-cell office:value-type="float" office:value="2.88985175101156" calcext:value-type="float">
            <text:p>2.88985175101156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5.26552622352621" calcext:value-type="float">
            <text:p>-5.26552622352621</text:p>
          </table:table-cell>
          <table:table-cell office:value-type="float" office:value="-5.34105187470344" calcext:value-type="float">
            <text:p>-5.34105187470344</text:p>
          </table:table-cell>
          <table:table-cell office:value-type="float" office:value="-9.81559276317537" calcext:value-type="float">
            <text:p>-9.81559276317537</text:p>
          </table:table-cell>
          <table:table-cell office:value-type="float" office:value="-8.18122804264643" calcext:value-type="float">
            <text:p>-8.18122804264643</text:p>
          </table:table-cell>
          <table:table-cell office:value-type="float" office:value="-10.6173351878889" calcext:value-type="float">
            <text:p>-10.6173351878889</text:p>
          </table:table-cell>
          <table:table-cell office:value-type="float" office:value="-4.59928333158414" calcext:value-type="float">
            <text:p>-4.59928333158414</text:p>
          </table:table-cell>
          <table:table-cell office:value-type="float" office:value="-8.06479858738117" calcext:value-type="float">
            <text:p>-8.06479858738117</text:p>
          </table:table-cell>
          <table:table-cell office:value-type="float" office:value="-4.05827872790976" calcext:value-type="float">
            <text:p>-4.05827872790976</text:p>
          </table:table-cell>
          <table:table-cell office:value-type="float" office:value="-4.63562523553719" calcext:value-type="float">
            <text:p>-4.63562523553719</text:p>
          </table:table-cell>
          <table:table-cell office:value-type="float" office:value="-8.14194067197514" calcext:value-type="float">
            <text:p>-8.14194067197514</text:p>
          </table:table-cell>
          <table:table-cell office:value-type="float" office:value="-6.87206606463277" calcext:value-type="float">
            <text:p>-6.87206606463277</text:p>
          </table:table-cell>
          <table:table-cell office:value-type="float" office:value="2.36760710247803" calcext:value-type="float">
            <text:p>2.36760710247803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6.38590635789243" calcext:value-type="float">
            <text:p>-6.38590635789243</text:p>
          </table:table-cell>
          <table:table-cell office:value-type="float" office:value="-7.7517883237825" calcext:value-type="float">
            <text:p>-7.7517883237825</text:p>
          </table:table-cell>
          <table:table-cell office:value-type="float" office:value="-6.85964997621341" calcext:value-type="float">
            <text:p>-6.85964997621341</text:p>
          </table:table-cell>
          <table:table-cell office:value-type="float" office:value="-5.78821200058464" calcext:value-type="float">
            <text:p>-5.78821200058464</text:p>
          </table:table-cell>
          <table:table-cell office:value-type="float" office:value="-11.1898061684983" calcext:value-type="float">
            <text:p>-11.1898061684983</text:p>
          </table:table-cell>
          <table:table-cell office:value-type="float" office:value="-9.9611424415091" calcext:value-type="float">
            <text:p>-9.9611424415091</text:p>
          </table:table-cell>
          <table:table-cell office:value-type="float" office:value="-5.74204447069448" calcext:value-type="float">
            <text:p>-5.74204447069448</text:p>
          </table:table-cell>
          <table:table-cell office:value-type="float" office:value="-7.45826332578783" calcext:value-type="float">
            <text:p>-7.45826332578783</text:p>
          </table:table-cell>
          <table:table-cell office:value-type="float" office:value="-6.09833359177832" calcext:value-type="float">
            <text:p>-6.09833359177832</text:p>
          </table:table-cell>
          <table:table-cell office:value-type="float" office:value="-9.80225083700078" calcext:value-type="float">
            <text:p>-9.80225083700078</text:p>
          </table:table-cell>
          <table:table-cell office:value-type="float" office:value="-7.70373974937418" calcext:value-type="float">
            <text:p>-7.70373974937418</text:p>
          </table:table-cell>
          <table:table-cell office:value-type="float" office:value="1.95103500636105" calcext:value-type="float">
            <text:p>1.95103500636105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4.2800676507187" calcext:value-type="float">
            <text:p>-14.2800676507187</text:p>
          </table:table-cell>
          <table:table-cell office:value-type="float" office:value="-11.0586506584944" calcext:value-type="float">
            <text:p>-11.0586506584944</text:p>
          </table:table-cell>
          <table:table-cell office:value-type="float" office:value="-12.5522727723603" calcext:value-type="float">
            <text:p>-12.5522727723603</text:p>
          </table:table-cell>
          <table:table-cell office:value-type="float" office:value="-5.86920149885047" calcext:value-type="float">
            <text:p>-5.86920149885047</text:p>
          </table:table-cell>
          <table:table-cell office:value-type="float" office:value="-10.6423698988741" calcext:value-type="float">
            <text:p>-10.6423698988741</text:p>
          </table:table-cell>
          <table:table-cell office:value-type="float" office:value="-8.06533335829225" calcext:value-type="float">
            <text:p>-8.06533335829225</text:p>
          </table:table-cell>
          <table:table-cell office:value-type="float" office:value="-7.37674000645902" calcext:value-type="float">
            <text:p>-7.37674000645902</text:p>
          </table:table-cell>
          <table:table-cell office:value-type="float" office:value="-12.3156297307116" calcext:value-type="float">
            <text:p>-12.3156297307116</text:p>
          </table:table-cell>
          <table:table-cell office:value-type="float" office:value="-10.8288181108582" calcext:value-type="float">
            <text:p>-10.8288181108582</text:p>
          </table:table-cell>
          <table:table-cell office:value-type="float" office:value="-15.1829018852747" calcext:value-type="float">
            <text:p>-15.1829018852747</text:p>
          </table:table-cell>
          <table:table-cell office:value-type="float" office:value="-10.8171985570894" calcext:value-type="float">
            <text:p>-10.8171985570894</text:p>
          </table:table-cell>
          <table:table-cell office:value-type="float" office:value="2.9867819474451" calcext:value-type="float">
            <text:p>2.9867819474451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7.18549009764716" calcext:value-type="float">
            <text:p>-7.18549009764716</text:p>
          </table:table-cell>
          <table:table-cell office:value-type="float" office:value="-7.94075399749164" calcext:value-type="float">
            <text:p>-7.94075399749164</text:p>
          </table:table-cell>
          <table:table-cell office:value-type="float" office:value="-8.0411624542425" calcext:value-type="float">
            <text:p>-8.0411624542425</text:p>
          </table:table-cell>
          <table:table-cell office:value-type="float" office:value="-16.5814282223424" calcext:value-type="float">
            <text:p>-16.5814282223424</text:p>
          </table:table-cell>
          <table:table-cell office:value-type="float" office:value="-13.3376836736477" calcext:value-type="float">
            <text:p>-13.3376836736477</text:p>
          </table:table-cell>
          <table:table-cell office:value-type="float" office:value="-6.89016624976175" calcext:value-type="float">
            <text:p>-6.89016624976175</text:p>
          </table:table-cell>
          <table:table-cell office:value-type="float" office:value="-13.1966512915621" calcext:value-type="float">
            <text:p>-13.1966512915621</text:p>
          </table:table-cell>
          <table:table-cell office:value-type="float" office:value="-14.9257895012411" calcext:value-type="float">
            <text:p>-14.9257895012411</text:p>
          </table:table-cell>
          <table:table-cell office:value-type="float" office:value="-16.3359850163725" calcext:value-type="float">
            <text:p>-16.3359850163725</text:p>
          </table:table-cell>
          <table:table-cell office:value-type="float" office:value="-8.7871908947305" calcext:value-type="float">
            <text:p>-8.7871908947305</text:p>
          </table:table-cell>
          <table:table-cell office:value-type="float" office:value="-11.322230139904" calcext:value-type="float">
            <text:p>-11.322230139904</text:p>
          </table:table-cell>
          <table:table-cell office:value-type="float" office:value="3.92626580637038" calcext:value-type="float">
            <text:p>3.92626580637038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5.3886045961389" calcext:value-type="float">
            <text:p>-15.3886045961389</text:p>
          </table:table-cell>
          <table:table-cell office:value-type="float" office:value="-12.8817101164496" calcext:value-type="float">
            <text:p>-12.8817101164496</text:p>
          </table:table-cell>
          <table:table-cell office:value-type="float" office:value="-13.1475598496344" calcext:value-type="float">
            <text:p>-13.1475598496344</text:p>
          </table:table-cell>
          <table:table-cell office:value-type="float" office:value="-18.6357100748464" calcext:value-type="float">
            <text:p>-18.6357100748464</text:p>
          </table:table-cell>
          <table:table-cell office:value-type="float" office:value="-21.2001628704462" calcext:value-type="float">
            <text:p>-21.2001628704462</text:p>
          </table:table-cell>
          <table:table-cell office:value-type="float" office:value="-7.55995452458768" calcext:value-type="float">
            <text:p>-7.55995452458768</text:p>
          </table:table-cell>
          <table:table-cell office:value-type="float" office:value="-8.82365921912516" calcext:value-type="float">
            <text:p>-8.82365921912516</text:p>
          </table:table-cell>
          <table:table-cell office:value-type="float" office:value="-12.4571786142409" calcext:value-type="float">
            <text:p>-12.4571786142409</text:p>
          </table:table-cell>
          <table:table-cell office:value-type="float" office:value="-7.317723340354" calcext:value-type="float">
            <text:p>-7.317723340354</text:p>
          </table:table-cell>
          <table:table-cell office:value-type="float" office:value="-12.7746843032522" calcext:value-type="float">
            <text:p>-12.7746843032522</text:p>
          </table:table-cell>
          <table:table-cell office:value-type="float" office:value="-13.0186947509076" calcext:value-type="float">
            <text:p>-13.0186947509076</text:p>
          </table:table-cell>
          <table:table-cell office:value-type="float" office:value="4.52660296818551" calcext:value-type="float">
            <text:p>4.52660296818551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6.9229536613523" calcext:value-type="float">
            <text:p>-6.9229536613523</text:p>
          </table:table-cell>
          <table:table-cell office:value-type="float" office:value="-19.1256394286303" calcext:value-type="float">
            <text:p>-19.1256394286303</text:p>
          </table:table-cell>
          <table:table-cell office:value-type="float" office:value="-5.14070086609473" calcext:value-type="float">
            <text:p>-5.14070086609473</text:p>
          </table:table-cell>
          <table:table-cell office:value-type="float" office:value="-12.0638298386937" calcext:value-type="float">
            <text:p>-12.0638298386937</text:p>
          </table:table-cell>
          <table:table-cell office:value-type="float" office:value="-17.9325232123946" calcext:value-type="float">
            <text:p>-17.9325232123946</text:p>
          </table:table-cell>
          <table:table-cell office:value-type="float" office:value="-11.7439944337236" calcext:value-type="float">
            <text:p>-11.7439944337236</text:p>
          </table:table-cell>
          <table:table-cell office:value-type="float" office:value="-18.1025052745919" calcext:value-type="float">
            <text:p>-18.1025052745919</text:p>
          </table:table-cell>
          <table:table-cell office:value-type="float" office:value="-12.5888958470793" calcext:value-type="float">
            <text:p>-12.5888958470793</text:p>
          </table:table-cell>
          <table:table-cell office:value-type="float" office:value="-11.6179738083946" calcext:value-type="float">
            <text:p>-11.6179738083946</text:p>
          </table:table-cell>
          <table:table-cell office:value-type="float" office:value="-18.1460116591747" calcext:value-type="float">
            <text:p>-18.1460116591747</text:p>
          </table:table-cell>
          <table:table-cell office:value-type="float" office:value="-13.338502803013" calcext:value-type="float">
            <text:p>-13.338502803013</text:p>
          </table:table-cell>
          <table:table-cell office:value-type="float" office:value="4.90415289885433" calcext:value-type="float">
            <text:p>4.90415289885433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8.8896215097262" calcext:value-type="float">
            <text:p>-18.8896215097262</text:p>
          </table:table-cell>
          <table:table-cell office:value-type="float" office:value="-17.8162947002052" calcext:value-type="float">
            <text:p>-17.8162947002052</text:p>
          </table:table-cell>
          <table:table-cell office:value-type="float" office:value="-18.79660618369" calcext:value-type="float">
            <text:p>-18.79660618369</text:p>
          </table:table-cell>
          <table:table-cell office:value-type="float" office:value="-15.7748584467928" calcext:value-type="float">
            <text:p>-15.7748584467928</text:p>
          </table:table-cell>
          <table:table-cell office:value-type="float" office:value="-15.7801323620403" calcext:value-type="float">
            <text:p>-15.7801323620403</text:p>
          </table:table-cell>
          <table:table-cell office:value-type="float" office:value="-18.0886510608437" calcext:value-type="float">
            <text:p>-18.0886510608437</text:p>
          </table:table-cell>
          <table:table-cell office:value-type="float" office:value="-18.0574555203053" calcext:value-type="float">
            <text:p>-18.0574555203053</text:p>
          </table:table-cell>
          <table:table-cell office:value-type="float" office:value="-11.1802734302966" calcext:value-type="float">
            <text:p>-11.1802734302966</text:p>
          </table:table-cell>
          <table:table-cell office:value-type="float" office:value="-12.9180370631582" calcext:value-type="float">
            <text:p>-12.9180370631582</text:p>
          </table:table-cell>
          <table:table-cell office:value-type="float" office:value="-20.4115609481857" calcext:value-type="float">
            <text:p>-20.4115609481857</text:p>
          </table:table-cell>
          <table:table-cell office:value-type="float" office:value="-16.7713491225244" calcext:value-type="float">
            <text:p>-16.7713491225244</text:p>
          </table:table-cell>
          <table:table-cell office:value-type="float" office:value="2.875273843682" calcext:value-type="float">
            <text:p>2.875273843682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7.0922025642266" calcext:value-type="float">
            <text:p>-17.0922025642266</text:p>
          </table:table-cell>
          <table:table-cell office:value-type="float" office:value="-17.3394643436287" calcext:value-type="float">
            <text:p>-17.3394643436287</text:p>
          </table:table-cell>
          <table:table-cell office:value-type="float" office:value="-17.9313908899495" calcext:value-type="float">
            <text:p>-17.9313908899495</text:p>
          </table:table-cell>
          <table:table-cell office:value-type="float" office:value="-8.56074321720452" calcext:value-type="float">
            <text:p>-8.56074321720452</text:p>
          </table:table-cell>
          <table:table-cell office:value-type="float" office:value="-8.60797919555906" calcext:value-type="float">
            <text:p>-8.60797919555906</text:p>
          </table:table-cell>
          <table:table-cell office:value-type="float" office:value="-17.3872347747872" calcext:value-type="float">
            <text:p>-17.3872347747872</text:p>
          </table:table-cell>
          <table:table-cell office:value-type="float" office:value="-17.8856144903277" calcext:value-type="float">
            <text:p>-17.8856144903277</text:p>
          </table:table-cell>
          <table:table-cell office:value-type="float" office:value="-20.0392277837542" calcext:value-type="float">
            <text:p>-20.0392277837542</text:p>
          </table:table-cell>
          <table:table-cell office:value-type="float" office:value="-17.5390844196596" calcext:value-type="float">
            <text:p>-17.5390844196596</text:p>
          </table:table-cell>
          <table:table-cell office:value-type="float" office:value="-9.22450311998653" calcext:value-type="float">
            <text:p>-9.22450311998653</text:p>
          </table:table-cell>
          <table:table-cell office:value-type="float" office:value="-15.1607444799084" calcext:value-type="float">
            <text:p>-15.1607444799084</text:p>
          </table:table-cell>
          <table:table-cell office:value-type="float" office:value="4.46877834350018" calcext:value-type="float">
            <text:p>4.46877834350018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23.2136473001778" calcext:value-type="float">
            <text:p>-23.2136473001778</text:p>
          </table:table-cell>
          <table:table-cell office:value-type="float" office:value="-9.45805875484228" calcext:value-type="float">
            <text:p>-9.45805875484228</text:p>
          </table:table-cell>
          <table:table-cell office:value-type="float" office:value="-19.8872368697703" calcext:value-type="float">
            <text:p>-19.8872368697703</text:p>
          </table:table-cell>
          <table:table-cell office:value-type="float" office:value="-21.3365213859202" calcext:value-type="float">
            <text:p>-21.3365213859202</text:p>
          </table:table-cell>
          <table:table-cell office:value-type="float" office:value="-16.0259310484268" calcext:value-type="float">
            <text:p>-16.0259310484268</text:p>
          </table:table-cell>
          <table:table-cell office:value-type="float" office:value="-20.5765358443017" calcext:value-type="float">
            <text:p>-20.5765358443017</text:p>
          </table:table-cell>
          <table:table-cell office:value-type="float" office:value="-18.3345446276466" calcext:value-type="float">
            <text:p>-18.3345446276466</text:p>
          </table:table-cell>
          <table:table-cell office:value-type="float" office:value="-20.7516861899993" calcext:value-type="float">
            <text:p>-20.7516861899993</text:p>
          </table:table-cell>
          <table:table-cell table:number-columns-repeated="2" office:value-type="float" office:value="-16.7102995985002" calcext:value-type="float">
            <text:p>-16.7102995985002</text:p>
          </table:table-cell>
          <table:table-cell office:value-type="float" office:value="-18.3004761218085" calcext:value-type="float">
            <text:p>-18.3004761218085</text:p>
          </table:table-cell>
          <table:table-cell office:value-type="float" office:value="3.87991829524289" calcext:value-type="float">
            <text:p>3.87991829524289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3.6960000784278" calcext:value-type="float">
            <text:p>-23.6960000784278</text:p>
          </table:table-cell>
          <table:table-cell office:value-type="float" office:value="-20.123917385313" calcext:value-type="float">
            <text:p>-20.123917385313</text:p>
          </table:table-cell>
          <table:table-cell office:value-type="float" office:value="-23.9840771418483" calcext:value-type="float">
            <text:p>-23.9840771418483</text:p>
          </table:table-cell>
          <table:table-cell office:value-type="float" office:value="-18.7103347628636" calcext:value-type="float">
            <text:p>-18.7103347628636</text:p>
          </table:table-cell>
          <table:table-cell office:value-type="float" office:value="-19.4413103402666" calcext:value-type="float">
            <text:p>-19.4413103402666</text:p>
          </table:table-cell>
          <table:table-cell office:value-type="float" office:value="-18.2164295693844" calcext:value-type="float">
            <text:p>-18.2164295693844</text:p>
          </table:table-cell>
          <table:table-cell office:value-type="float" office:value="-19.4413103402666" calcext:value-type="float">
            <text:p>-19.4413103402666</text:p>
          </table:table-cell>
          <table:table-cell table:number-columns-repeated="2" office:value-type="float" office:value="-19.6466800979871" calcext:value-type="float">
            <text:p>-19.6466800979871</text:p>
          </table:table-cell>
          <table:table-cell office:value-type="float" office:value="-20.123917385313" calcext:value-type="float">
            <text:p>-20.123917385313</text:p>
          </table:table-cell>
          <table:table-cell office:value-type="float" office:value="-20.3030657199658" calcext:value-type="float">
            <text:p>-20.3030657199658</text:p>
          </table:table-cell>
          <table:table-cell office:value-type="float" office:value="1.95402172356471" calcext:value-type="float">
            <text:p>1.95402172356471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3.3361572013895335, 0.011423647365393919, -0.06837471151270869, 0.0056445158064577505]</text:p>
          </table:table-cell>
          <table:table-cell table:number-columns-repeated="2" office:value-type="string" calcext:value-type="string">
            <text:p>[-0.09108181536054971, -0.08353584860032459, -0.21451130342591274, -0.4830526329869578]</text:p>
          </table:table-cell>
          <table:table-cell office:value-type="string" calcext:value-type="string">
            <text:p>[-0.09464527583109561, 0.14801226120809696, 0.05534677396915599, 0.183900845018925]</text:p>
          </table:table-cell>
          <table:table-cell office:value-type="string" calcext:value-type="string">
            <text:p>[-4.295838541166663, -0.014602964423993114, 0.548214204784081, 0.8368977778438924]</text:p>
          </table:table-cell>
          <table:table-cell office:value-type="string" calcext:value-type="string">
            <text:p>[0.007752806986638383, -0.2795602933237218, -0.0672178916650834, 0.34604463255982765]</text:p>
          </table:table-cell>
          <table:table-cell office:value-type="string" calcext:value-type="string">
            <text:p>[0.015579550322852853, 0.018486972070019814, -0.11888376551878466, -0.2097257022627641]</text:p>
          </table:table-cell>
          <table:table-cell office:value-type="string" calcext:value-type="string">
            <text:p>[-0.007702225073025204, -0.011893246762184617, -0.07201911624736823, -0.09476747542753738]</text:p>
          </table:table-cell>
          <table:table-cell office:value-type="string" calcext:value-type="string">
            <text:p>[-3.4079454360099737, -0.7560574658785457, -1.181640117250038, -1.614182256712371]</text:p>
          </table:table-cell>
          <table:table-cell office:value-type="string" calcext:value-type="string">
            <text:p>[-0.12528786302492545, 0.07044882861704238, -0.16657788968670317, -0.15678853713492202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0.9726995054369914, -1.1998099321393063, -1.6943796419388368, -2.557730801953939]</text:p>
          </table:table-cell>
          <table:table-cell office:value-type="string" calcext:value-type="string">
            <text:p>[-4.239798173065368, -0.2871785336152177, 0.02769876888297773, 0.7338768021445841]</text:p>
          </table:table-cell>
          <table:table-cell office:value-type="string" calcext:value-type="string">
            <text:p>[-27.37627604798871, -0.6761296061883248, -0.04740059872805347, -0.15645116231526313]</text:p>
          </table:table-cell>
          <table:table-cell office:value-type="string" calcext:value-type="string">
            <text:p>[-0.3905842751553923, -1.359817289316445, -4.796222109365522, -10.01301750480792]</text:p>
          </table:table-cell>
          <table:table-cell office:value-type="string" calcext:value-type="string">
            <text:p>[-0.09157775027948123, 0.07780970851415381, -0.1414901375122568, -0.12296175833139689]</text:p>
          </table:table-cell>
          <table:table-cell office:value-type="string" calcext:value-type="string">
            <text:p>[-0.9160643419986902, -0.13660946073146274, -1.0237722613633427, -1.6430847087781641]</text:p>
          </table:table-cell>
          <table:table-cell office:value-type="string" calcext:value-type="string">
            <text:p>[-4.252557265862844, -0.03390237487654879, 0.3985652914587301, 0.6237004545317393]</text:p>
          </table:table-cell>
          <table:table-cell office:value-type="string" calcext:value-type="string">
            <text:p>[-0.04763148932371841, -0.04659064767269516, -0.2553343076380221, -0.5961134284967695]</text:p>
          </table:table-cell>
          <table:table-cell table:number-columns-repeated="2" office:value-type="string" calcext:value-type="string">
            <text:p>[-0.13263257519275928, -0.18991779539361264, 0.006073383370130969, 0.3816243083464177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4.481277169997777, -1.512599592227204, -3.749838383035553, -7.367237948375638]</text:p>
          </table:table-cell>
          <table:table-cell office:value-type="string" calcext:value-type="string">
            <text:p>[-4.218808179308975, 0.16961185975896687, 0.7418560400871854, 1.494584552008893]</text:p>
          </table:table-cell>
          <table:table-cell office:value-type="string" calcext:value-type="string">
            <text:p>[0.032098714924355676, -0.23088990645367957, -0.9380546808642087, -1.0042107545894519]</text:p>
          </table:table-cell>
          <table:table-cell office:value-type="string" calcext:value-type="string">
            <text:p>[-0.958737599888182, -0.9895809474279371, -2.0143051777991694, -2.5600118284295093]</text:p>
          </table:table-cell>
          <table:table-cell office:value-type="string" calcext:value-type="string">
            <text:p>[-0.33120444035135144, -1.2374922342274441, -3.438571915264199, -4.970753421163132]</text:p>
          </table:table-cell>
          <table:table-cell office:value-type="string" calcext:value-type="string">
            <text:p>[-0.1491183492035919, -0.08277044068385475, -0.48774756423877186, 0.20265456208172772]</text:p>
          </table:table-cell>
          <table:table-cell office:value-type="string" calcext:value-type="string">
            <text:p>[-0.9669069833668109, -0.8951385608866547, -2.6749439043919354, -4.027781871778213]</text:p>
          </table:table-cell>
          <table:table-cell office:value-type="string" calcext:value-type="string">
            <text:p>[-0.16200405765944836, 0.1890214337116336, 0.06801076635550851, 0.28407036795710106]</text:p>
          </table:table-cell>
          <table:table-cell office:value-type="string" calcext:value-type="string">
            <text:p>[-4.985426908506629, -0.6339001376422626, -2.0057475436131567, -4.321335095878265]</text:p>
          </table:table-cell>
          <table:table-cell office:value-type="string" calcext:value-type="string">
            <text:p>[-3.3298615336796678, -0.7529911892308006, -1.3824510703590365, -2.1152823631922058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1.160322230016253, -1.194424742104494, -3.969767890728737, -8.015107899671303]</text:p>
          </table:table-cell>
          <table:table-cell office:value-type="string" calcext:value-type="string">
            <text:p>[-0.8961100548571022, -0.8169324144344792, -2.731316691378205, -4.37849615356487]</text:p>
          </table:table-cell>
          <table:table-cell office:value-type="string" calcext:value-type="string">
            <text:p>[-0.40601759240279645, -0.3740934584143707, -1.1852430921312163, -1.5304230763589555]</text:p>
          </table:table-cell>
          <table:table-cell office:value-type="string" calcext:value-type="string">
            <text:p>[-1.2092823442218847, -2.2784526433143437, -5.204522188353211, -10.352340785972158]</text:p>
          </table:table-cell>
          <table:table-cell office:value-type="string" calcext:value-type="string">
            <text:p>[-0.19413991873948877, -0.36067210713488507, -0.8250365560267037, -0.3871696377586442]</text:p>
          </table:table-cell>
          <table:table-cell office:value-type="string" calcext:value-type="string">
            <text:p>[-1.4030845512756907, -0.7932750791352694, -2.2884484968572982, -3.548952712943443]</text:p>
          </table:table-cell>
          <table:table-cell office:value-type="string" calcext:value-type="string">
            <text:p>[-0.2841431799011973, -1.2402118798396922, -2.0963067311171812, -2.412958744684457]</text:p>
          </table:table-cell>
          <table:table-cell office:value-type="string" calcext:value-type="string">
            <text:p>[-0.2016906664146667, -0.8935329109734935, -2.147766171196319, -3.323399552663453]</text:p>
          </table:table-cell>
          <table:table-cell office:value-type="string" calcext:value-type="string">
            <text:p>[-1.2598784682022357, -1.3847312821094526, -4.584118098011647, -8.812030730349196]</text:p>
          </table:table-cell>
          <table:table-cell office:value-type="string" calcext:value-type="string">
            <text:p>[-6.578738366214498, -1.27071195158579, -3.8481127775773283, -7.938281406300773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29.58888637688868, -1.3380032192360947, -2.7808977246759348, -5.997771083029879]</text:p>
          </table:table-cell>
          <table:table-cell office:value-type="string" calcext:value-type="string">
            <text:p>[-4.803283395399904, -1.9383045178368308, -4.424982515297948, -8.801464854807284]</text:p>
          </table:table-cell>
          <table:table-cell office:value-type="string" calcext:value-type="string">
            <text:p>[-6.251149978982995, -1.8217137485231794, -4.954145727633064, -9.253506002832168]</text:p>
          </table:table-cell>
          <table:table-cell office:value-type="string" calcext:value-type="string">
            <text:p>[-4.133699035366134, -1.2227092123534788, -2.30649397893381, -3.6678956967664877]</text:p>
          </table:table-cell>
          <table:table-cell office:value-type="string" calcext:value-type="string">
            <text:p>[-5.703440188719777, -3.5577782913727374, -6.684070891172067, -11.06337447963277]</text:p>
          </table:table-cell>
          <table:table-cell office:value-type="string" calcext:value-type="string">
            <text:p>[-3.6077521366042697, -2.4448667189466367, -6.091840260614423, -9.232800638485305]</text:p>
          </table:table-cell>
          <table:table-cell office:value-type="string" calcext:value-type="string">
            <text:p>[-28.86519403603436, -2.8983814040166367, -5.981277912992722, -11.827964885807663]</text:p>
          </table:table-cell>
          <table:table-cell office:value-type="string" calcext:value-type="string">
            <text:p>[-3.334723443492149, -1.5015067462535336, -5.402138338595841, -11.78832269067296]</text:p>
          </table:table-cell>
          <table:table-cell office:value-type="string" calcext:value-type="string">
            <text:p>[-0.9028746452853786, -1.5806990185657899, -4.474491187440788, -7.7309483326424955]</text:p>
          </table:table-cell>
          <table:table-cell office:value-type="string" calcext:value-type="string">
            <text:p>[-0.47324609280754437, -0.9314385572050998, -3.9180896831189305, -8.89360837298856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4.501618054611467, -2.3680135624015497, -6.484273460680612, -12.106689985709052]</text:p>
          </table:table-cell>
          <table:table-cell office:value-type="string" calcext:value-type="string">
            <text:p>[-2.8137646150718565, -2.7135234943122644, -8.99856561866672, -15.159027992955698]</text:p>
          </table:table-cell>
          <table:table-cell office:value-type="string" calcext:value-type="string">
            <text:p>[-15.235199521578412, -1.514774714711753, -2.994995048024851, -4.686877700801606]</text:p>
          </table:table-cell>
          <table:table-cell office:value-type="string" calcext:value-type="string">
            <text:p>[-8.610535645631078, -1.2422141506382323, -3.045475301881795, -5.7250433934848965]</text:p>
          </table:table-cell>
          <table:table-cell office:value-type="string" calcext:value-type="string">
            <text:p>[-29.02775235075663, -4.840715157339148, -7.994831174650829, -13.314655619582272]</text:p>
          </table:table-cell>
          <table:table-cell office:value-type="string" calcext:value-type="string">
            <text:p>[-4.589795948266784, -2.069509266996894, -5.291436433393515, -9.364777173621075]</text:p>
          </table:table-cell>
          <table:table-cell office:value-type="string" calcext:value-type="string">
            <text:p>[-28.519860606025205, -2.313863294250318, -2.8498845419179686, -4.422546610660283]</text:p>
          </table:table-cell>
          <table:table-cell office:value-type="string" calcext:value-type="string">
            <text:p>[-6.147618027525725, -1.3062554981082775, -4.077773902518245, -7.066682967990157]</text:p>
          </table:table-cell>
          <table:table-cell office:value-type="string" calcext:value-type="string">
            <text:p>[-4.681506177884964, -3.4420530710840946, -9.721920377838389, -17.264552842227076]</text:p>
          </table:table-cell>
          <table:table-cell office:value-type="string" calcext:value-type="string">
            <text:p>[-6.268077072707978, -1.0121652713910523, -4.219448376818313, -8.022568237694138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7.028408257193619, -1.3200907960540853, -4.434541635869138, -8.279064204987986]</text:p>
          </table:table-cell>
          <table:table-cell office:value-type="string" calcext:value-type="string">
            <text:p>[-1.3629639816580053, -2.726393555716, -6.1429606764319855, -11.131889285007768]</text:p>
          </table:table-cell>
          <table:table-cell office:value-type="string" calcext:value-type="string">
            <text:p>[-4.760903519349169, -3.9118889806724733, -11.065658518674205, -19.52392003400565]</text:p>
          </table:table-cell>
          <table:table-cell office:value-type="string" calcext:value-type="string">
            <text:p>[-28.181924268255475, -0.971793904410756, -1.0741723035672335, -2.497021694352264]</text:p>
          </table:table-cell>
          <table:table-cell office:value-type="string" calcext:value-type="string">
            <text:p>[-29.478537551658434, -2.128238824200257, -3.579255663199965, -7.283308712496739]</text:p>
          </table:table-cell>
          <table:table-cell office:value-type="string" calcext:value-type="string">
            <text:p>[-3.688600683100818, -2.0624697764455746, -4.698585188098492, -7.947477678691683]</text:p>
          </table:table-cell>
          <table:table-cell office:value-type="string" calcext:value-type="string">
            <text:p>[-7.04817295532334, -2.4867708225497775, -7.605405254158715, -15.118845317492834]</text:p>
          </table:table-cell>
          <table:table-cell office:value-type="string" calcext:value-type="string">
            <text:p>[-5.907045274448119, -1.5498086528680677, -4.056353135227586, -4.719907849095284]</text:p>
          </table:table-cell>
          <table:table-cell office:value-type="string" calcext:value-type="string">
            <text:p>[-1.8732353922533251, -1.904274796024108, -5.640520837400054, -9.12446991647129]</text:p>
          </table:table-cell>
          <table:table-cell office:value-type="string" calcext:value-type="string">
            <text:p>[-7.071997140028352, -3.20101042959291, -7.9323058793927315, -14.362449238886565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4.229120048605273, -2.027935499587774, -6.868929820847303, -12.417640062529367]</text:p>
          </table:table-cell>
          <table:table-cell office:value-type="string" calcext:value-type="string">
            <text:p>[-8.13046825372532, -2.60992584644848, -6.523382014358936, -13.743377180597282]</text:p>
          </table:table-cell>
          <table:table-cell office:value-type="string" calcext:value-type="string">
            <text:p>[-22.242063654421763, -0.8327748450402517, -1.805709927688559, -2.5580514777030716]</text:p>
          </table:table-cell>
          <table:table-cell office:value-type="string" calcext:value-type="string">
            <text:p>[-3.0080217648741137, -2.126374232145234, -5.941581357820325, -12.076870647498872]</text:p>
          </table:table-cell>
          <table:table-cell office:value-type="string" calcext:value-type="string">
            <text:p>[-22.4786119393654, -3.0129541003812266, -7.217984994806947, -12.049673639439607]</text:p>
          </table:table-cell>
          <table:table-cell office:value-type="string" calcext:value-type="string">
            <text:p>[-31.138066153572463, -1.9371418401405105, -2.4671361295189653, -4.302225642804447]</text:p>
          </table:table-cell>
          <table:table-cell office:value-type="string" calcext:value-type="string">
            <text:p>[-2.253457336952791, -2.481681035148342, -6.2551509944010375, -11.977888516275748]</text:p>
          </table:table-cell>
          <table:table-cell office:value-type="string" calcext:value-type="string">
            <text:p>[-15.209255567712754, -3.2399112454929657, -4.991745236203582, -6.392141253742034]</text:p>
          </table:table-cell>
          <table:table-cell office:value-type="string" calcext:value-type="string">
            <text:p>[-7.579410118189167, -2.175712385152595, -5.436440662053266, -9.201771201718234]</text:p>
          </table:table-cell>
          <table:table-cell office:value-type="string" calcext:value-type="string">
            <text:p>[-34.00603331314767, -1.365415585008245, -1.7072800161592738, -2.1302744336879176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35.410539409501936, -2.5772471971803546, -6.704274028800228, -12.428209967392355]</text:p>
          </table:table-cell>
          <table:table-cell office:value-type="string" calcext:value-type="string">
            <text:p>[-18.575067782394594, -2.8925972408602174, -7.938304447973432, -14.828633162749183]</text:p>
          </table:table-cell>
          <table:table-cell office:value-type="string" calcext:value-type="string">
            <text:p>[-29.80600188913074, -3.438817704495034, -6.2738141838422745, -10.690457311973134]</text:p>
          </table:table-cell>
          <table:table-cell office:value-type="string" calcext:value-type="string">
            <text:p>[-9.808472176429085, -1.2900956488783644, -4.188480137947903, -8.189758032146543]</text:p>
          </table:table-cell>
          <table:table-cell office:value-type="string" calcext:value-type="string">
            <text:p>[-35.613231761273624, -2.002901278222091, -2.3624998318843016, -2.590846724116447]</text:p>
          </table:table-cell>
          <table:table-cell office:value-type="string" calcext:value-type="string">
            <text:p>[-22.320510746240487, -0.8459696546127438, -3.3162246337467227, -5.778628398569063]</text:p>
          </table:table-cell>
          <table:table-cell office:value-type="string" calcext:value-type="string">
            <text:p>[-7.78860167437101, -2.9031932129424565, -6.341136777479939, -12.474028361042677]</text:p>
          </table:table-cell>
          <table:table-cell office:value-type="string" calcext:value-type="string">
            <text:p>[-31.649458899425763, -2.8263205976680084, -5.528359297038676, -9.25838012871405]</text:p>
          </table:table-cell>
          <table:table-cell office:value-type="string" calcext:value-type="string">
            <text:p>[-23.03950405689621, -2.2511058789377536, -5.999026524355422, -12.025635983243198]</text:p>
          </table:table-cell>
          <table:table-cell office:value-type="string" calcext:value-type="string">
            <text:p>[-34.27766969356936, -4.039235791635587, -8.12707010453586, -14.287631951357916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7.240227539740096, -2.734860064671518, -6.333640763608628, -12.433232022568408]</text:p>
          </table:table-cell>
          <table:table-cell office:value-type="string" calcext:value-type="string">
            <text:p>[-8.652566412523477, -3.094704880110366, -7.468599996060177, -12.54714470127254]</text:p>
          </table:table-cell>
          <table:table-cell office:value-type="string" calcext:value-type="string">
            <text:p>[-8.975976113710926, -2.4423013476226663, -6.804444410407662, -13.941927945228727]</text:p>
          </table:table-cell>
          <table:table-cell office:value-type="string" calcext:value-type="string">
            <text:p>[-28.7447941412581, -5.088601006162086, -12.367696737647172, -20.124621004302277]</text:p>
          </table:table-cell>
          <table:table-cell office:value-type="string" calcext:value-type="string">
            <text:p>[-28.641277276568356, -3.102419107689025, -7.775546321076332, -13.83149198925726]</text:p>
          </table:table-cell>
          <table:table-cell office:value-type="string" calcext:value-type="string">
            <text:p>[-7.049784855589691, -2.4263667407776524, -6.770753156852671, -11.313760245826977]</text:p>
          </table:table-cell>
          <table:table-cell office:value-type="string" calcext:value-type="string">
            <text:p>[-4.424613831249546, -6.839838536453868, -14.872126712683231, -26.650026085861754]</text:p>
          </table:table-cell>
          <table:table-cell office:value-type="string" calcext:value-type="string">
            <text:p>[-31.05029981492926, -4.368220369817166, -9.44436402970954, -14.840273790508496]</text:p>
          </table:table-cell>
          <table:table-cell office:value-type="string" calcext:value-type="string">
            <text:p>[-31.368852629248423, -5.09684580301728, -11.10561979402258, -17.772621839201786]</text:p>
          </table:table-cell>
          <table:table-cell office:value-type="string" calcext:value-type="string">
            <text:p>[-7.138307459072979, -3.5494079729168293, -9.098449104751861, -15.362599042180335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31.310180717291168, -4.404700414550167, -8.633327121690982, -17.206210131023326]</text:p>
          </table:table-cell>
          <table:table-cell office:value-type="string" calcext:value-type="string">
            <text:p>[-30.61049437106005, -2.9537630255216607, -6.541717182807627, -11.420865886409114]</text:p>
          </table:table-cell>
          <table:table-cell office:value-type="string" calcext:value-type="string">
            <text:p>[-23.11769319695456, -3.599054619784714, -9.150675535115194, -16.722816046683242]</text:p>
          </table:table-cell>
          <table:table-cell office:value-type="string" calcext:value-type="string">
            <text:p>[-34.89913167897791, -6.48185664792702, -12.576787287732948, -20.58506468474761]</text:p>
          </table:table-cell>
          <table:table-cell office:value-type="string" calcext:value-type="string">
            <text:p>[-40.339371438416215, -6.904848288449084, -14.458037473502028, -23.098394281417423]</text:p>
          </table:table-cell>
          <table:table-cell office:value-type="string" calcext:value-type="string">
            <text:p>[-8.351551900560672, -2.7810218725349944, -6.942629418251456, -12.164614907003601]</text:p>
          </table:table-cell>
          <table:table-cell office:value-type="string" calcext:value-type="string">
            <text:p>[-8.065438790561409, -3.962685371794028, -8.866721680769274, -14.39979103337594]</text:p>
          </table:table-cell>
          <table:table-cell office:value-type="string" calcext:value-type="string">
            <text:p>[-16.147778902663077, -4.6567614290475845, -10.731404856163461, -18.292769269089536]</text:p>
          </table:table-cell>
          <table:table-cell office:value-type="string" calcext:value-type="string">
            <text:p>[-6.685667793742067, -2.3531303444325635, -7.5136560624443405, -12.718439160797024]</text:p>
          </table:table-cell>
          <table:table-cell office:value-type="string" calcext:value-type="string">
            <text:p>[-30.456192929733316, -2.8473451840596686, -6.616803746997024, -11.178395352218807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10.347442791074602, -2.7471181337438644, -5.637714597167465, -8.959539123423266]</text:p>
          </table:table-cell>
          <table:table-cell office:value-type="string" calcext:value-type="string">
            <text:p>[-59.648947700392775, -3.562912758435499, -5.0682591925880205, -8.222438063105075]</text:p>
          </table:table-cell>
          <table:table-cell office:value-type="string" calcext:value-type="string">
            <text:p>[-4.182248449217529, -1.5711304186231567, -4.979558382595117, -9.829866213943106]</text:p>
          </table:table-cell>
          <table:table-cell office:value-type="string" calcext:value-type="string">
            <text:p>[-31.96680421012239, -2.1047351732041975, -4.954806297415315, -9.228973674033059]</text:p>
          </table:table-cell>
          <table:table-cell office:value-type="string" calcext:value-type="string">
            <text:p>[-50.44062733141459, -3.620422617525776, -6.345286656817706, -11.32375624382047]</text:p>
          </table:table-cell>
          <table:table-cell office:value-type="string" calcext:value-type="string">
            <text:p>[-22.82311377978734, -2.821315164175786, -6.988518078987349, -14.343030711943761]</text:p>
          </table:table-cell>
          <table:table-cell office:value-type="string" calcext:value-type="string">
            <text:p>[-54.55731491972659, -2.931052395264855, -5.378469856389567, -9.543183926986632]</text:p>
          </table:table-cell>
          <table:table-cell office:value-type="string" calcext:value-type="string">
            <text:p>[-29.431152143323768, -3.9180978120779697, -5.977590351980178, -11.028743080935222]</text:p>
          </table:table-cell>
          <table:table-cell office:value-type="string" calcext:value-type="string">
            <text:p>[-7.642112234736453, -6.134348988032023, -13.039791493873576, -19.6556425169363]</text:p>
          </table:table-cell>
          <table:table-cell office:value-type="string" calcext:value-type="string">
            <text:p>[-46.059410244803225, -3.627523067879612, -8.45539433683653, -14.441718987179586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50.4536201073732, -4.2278870851678585, -7.7019245340783415, -13.17505431228534]</text:p>
          </table:table-cell>
          <table:table-cell office:value-type="string" calcext:value-type="string">
            <text:p>[-31.266399292572157, -7.763577255192189, -12.58169985664086, -19.65350239641539]</text:p>
          </table:table-cell>
          <table:table-cell office:value-type="string" calcext:value-type="string">
            <text:p>[-54.60396018133436, -3.8509188887880796, -5.998517821462013, -10.733027843175558]</text:p>
          </table:table-cell>
          <table:table-cell office:value-type="string" calcext:value-type="string">
            <text:p>[-43.89525397430803, -3.3193755714197026, -5.802376393469455, -10.082427847974152]</text:p>
          </table:table-cell>
          <table:table-cell office:value-type="string" calcext:value-type="string">
            <text:p>[-33.084986550477154, -5.192800542793474, -9.309515053881757, -15.53322730100879]</text:p>
          </table:table-cell>
          <table:table-cell office:value-type="string" calcext:value-type="string">
            <text:p>[-51.032011757631324, -4.455047762225051, -6.9916659428074235, -9.875878780711012]</text:p>
          </table:table-cell>
          <table:table-cell office:value-type="string" calcext:value-type="string">
            <text:p>[-36.70915367750478, -5.6006864295475856, -11.85624788950388, -18.063734084665107]</text:p>
          </table:table-cell>
          <table:table-cell office:value-type="string" calcext:value-type="string">
            <text:p>[-32.15654006123587, -2.1885960426337503, -4.064975740387533, -6.3109818769291115]</text:p>
          </table:table-cell>
          <table:table-cell office:value-type="string" calcext:value-type="string">
            <text:p>[-16.7850140670742, -5.621300501186943, -10.859166015480959, -18.406667668890854]</text:p>
          </table:table-cell>
          <table:table-cell office:value-type="string" calcext:value-type="string">
            <text:p>[-50.90732935257254, -5.433522588066353, -9.23387742707844, -16.071514425025633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43.755373594642386, -4.520658781587472, -7.436765356401409, -12.656012524274974]</text:p>
          </table:table-cell>
          <table:table-cell office:value-type="string" calcext:value-type="string">
            <text:p>[-59.86954165079599, -2.897286206432237, -2.8486503511195416, -3.7423791661671313]</text:p>
          </table:table-cell>
          <table:table-cell office:value-type="string" calcext:value-type="string">
            <text:p>[-51.1709074962796, -4.326733379762482, -6.224310630875229, -10.00361205288054]</text:p>
          </table:table-cell>
          <table:table-cell office:value-type="string" calcext:value-type="string">
            <text:p>[-10.501328285348087, -3.5900570473659688, -7.227822023890984, -12.923765512213038]</text:p>
          </table:table-cell>
          <table:table-cell office:value-type="string" calcext:value-type="string">
            <text:p>[-18.961090141133763, -3.166230927900471, -5.0329495446882255, -7.271646168513768]</text:p>
          </table:table-cell>
          <table:table-cell office:value-type="string" calcext:value-type="string">
            <text:p>[-49.40816803505732, -4.348875764133142, -6.359978853936243, -9.431916446022237]</text:p>
          </table:table-cell>
          <table:table-cell office:value-type="string" calcext:value-type="string">
            <text:p>[-48.8512555242754, -4.077526257981967, -7.303114517959064, -11.310561661094475]</text:p>
          </table:table-cell>
          <table:table-cell office:value-type="string" calcext:value-type="string">
            <text:p>[-50.287476786475224, -4.857006903660954, -9.518563802772073, -15.493863642108764]</text:p>
          </table:table-cell>
          <table:table-cell office:value-type="string" calcext:value-type="string">
            <text:p>[-40.913498750166966, -4.727929719047053, -8.78451977098582, -15.730389438438719]</text:p>
          </table:table-cell>
          <table:table-cell office:value-type="string" calcext:value-type="string">
            <text:p>[-19.15222526304019, -2.5702644038768208, -5.340626414539562, -9.834896398489557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46.439113591865656, -8.109650662582467, -14.542919884005666, -23.762905062257534]</text:p>
          </table:table-cell>
          <table:table-cell office:value-type="string" calcext:value-type="string">
            <text:p>[-18.068393129994153, -2.9237564476415567, -6.4741031685360495, -10.36598227319736]</text:p>
          </table:table-cell>
          <table:table-cell office:value-type="string" calcext:value-type="string">
            <text:p>[-58.070663805770394, -4.0646820505290115, -6.7683541247874235, -10.645247497994381]</text:p>
          </table:table-cell>
          <table:table-cell office:value-type="string" calcext:value-type="string">
            <text:p>[-56.39330735669954, -4.514599988630197, -9.027050881881138, -15.41112731647003]</text:p>
          </table:table-cell>
          <table:table-cell office:value-type="string" calcext:value-type="string">
            <text:p>[-44.375569799616635, -4.234199516204451, -5.944605559441651, -9.549349318444555]</text:p>
          </table:table-cell>
          <table:table-cell office:value-type="string" calcext:value-type="string">
            <text:p>[-60.14942908382266, -4.540511021896254, -7.40151698753837, -10.214686283949392]</text:p>
          </table:table-cell>
          <table:table-cell office:value-type="string" calcext:value-type="string">
            <text:p>[-50.670553539332786, -4.492920866095629, -7.338037860348723, -10.836666244809102]</text:p>
          </table:table-cell>
          <table:table-cell office:value-type="string" calcext:value-type="string">
            <text:p>[-56.92960475783839, -5.1472267420868745, -8.676532492583423, -12.253380767488341]</text:p>
          </table:table-cell>
          <table:table-cell table:number-columns-repeated="2" office:value-type="string" calcext:value-type="string">
            <text:p>[-37.629806689191845, -4.597598696050675, -9.844897230224547, -14.768895778533864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72.77369561324636, -4.876333365535546, -7.09086341046139, -10.043107924467808]</text:p>
          </table:table-cell>
          <table:table-cell office:value-type="string" calcext:value-type="string">
            <text:p>[-59.33664318478809, -4.690195165679856, -6.696506677751191, -9.77232451303307]</text:p>
          </table:table-cell>
          <table:table-cell office:value-type="string" calcext:value-type="string">
            <text:p>[-74.403310402515, -5.61568997723354, -6.2969953656416555, -9.620312822002886]</text:p>
          </table:table-cell>
          <table:table-cell office:value-type="string" calcext:value-type="string">
            <text:p>[-54.000365487938204, -4.728194110320771, -6.50269274620594, -9.610086706989375]</text:p>
          </table:table-cell>
          <table:table-cell office:value-type="string" calcext:value-type="string">
            <text:p>[-55.65921245775007, -4.673130197698616, -7.364921434475491, -10.067977271142237]</text:p>
          </table:table-cell>
          <table:table-cell office:value-type="string" calcext:value-type="string">
            <text:p>[-51.111713881310436, -4.7603797983510665, -7.033301129262837, -9.960323468613307]</text:p>
          </table:table-cell>
          <table:table-cell office:value-type="string" calcext:value-type="string">
            <text:p>[-55.65921245775007, -4.673130197698616, -7.364921434475491, -10.067977271142237]</text:p>
          </table:table-cell>
          <table:table-cell table:number-columns-repeated="2" office:value-type="string" calcext:value-type="string">
            <text:p>[-58.774224336040625, -4.200093816132422, -6.358836966845871, -9.253565272929642]</text:p>
          </table:table-cell>
          <table:table-cell office:value-type="string" calcext:value-type="string">
            <text:p>[-59.33664318478809, -4.690195165679856, -6.696506677751191, -9.77232451303307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541090583549812, 0.47194855143569975, 0.5293798327189085, 0.6007179937206754]</text:p>
          </table:table-cell>
          <table:table-cell table:number-columns-repeated="2" office:value-type="string" calcext:value-type="string">
            <text:p>[0.2559464510337504, 0.47211394927592054, 0.5300343472248821, 0.6036395424385057]</text:p>
          </table:table-cell>
          <table:table-cell office:value-type="string" calcext:value-type="string">
            <text:p>[0.2608412541203391, 0.47138345245630753, 0.5287253668774797, 0.5995728640276676]</text:p>
          </table:table-cell>
          <table:table-cell office:value-type="string" calcext:value-type="string">
            <text:p>[0.28682224212124857, 0.47183915770169904, 0.5264573162663315, 0.5956801577858891]</text:p>
          </table:table-cell>
          <table:table-cell office:value-type="string" calcext:value-type="string">
            <text:p>[0.25373144847209556, 0.47329600284274037, 0.5293737129323208, 0.5985268958020473]</text:p>
          </table:table-cell>
          <table:table-cell office:value-type="string" calcext:value-type="string">
            <text:p>[0.2542058647328482, 0.471822400243943, 0.529647034765885, 0.601717525648614]</text:p>
          </table:table-cell>
          <table:table-cell office:value-type="string" calcext:value-type="string">
            <text:p>[0.2542402862274885, 0.4720063327492323, 0.5293894672437992, 0.6009872928339051]</text:p>
          </table:table-cell>
          <table:table-cell office:value-type="string" calcext:value-type="string">
            <text:p>[0.30315196287614044, 0.47519957967624143, 0.5348920749917273, 0.6104791459792819]</text:p>
          </table:table-cell>
          <table:table-cell office:value-type="string" calcext:value-type="string">
            <text:p>[0.2542468428878055, 0.4714576598886935, 0.5298541302289687, 0.6016123954229362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5815792212547617, 0.47727027322108156, 0.5380921090258313, 0.6160431029653655]</text:p>
          </table:table-cell>
          <table:table-cell office:value-type="string" calcext:value-type="string">
            <text:p>[0.28691295650240245, 0.4730506645031662, 0.5290371753532378, 0.5961836328016238]</text:p>
          </table:table-cell>
          <table:table-cell office:value-type="string" calcext:value-type="string">
            <text:p>[0.3298076648719555, 0.4747938121987234, 0.5295668286365509, 0.6017595129938811]</text:p>
          </table:table-cell>
          <table:table-cell office:value-type="string" calcext:value-type="string">
            <text:p>[0.2551790807921517, 0.4778413104702105, 0.5540046458297202, 0.6611031849343055]</text:p>
          </table:table-cell>
          <table:table-cell office:value-type="string" calcext:value-type="string">
            <text:p>[0.2541048752871088, 0.4712723684545125, 0.529643150291025, 0.6014549691745169]</text:p>
          </table:table-cell>
          <table:table-cell office:value-type="string" calcext:value-type="string">
            <text:p>[0.26277898281846535, 0.47260833463517393, 0.5343536649823203, 0.6100639130579468]</text:p>
          </table:table-cell>
          <table:table-cell office:value-type="string" calcext:value-type="string">
            <text:p>[0.2868122573642198, 0.471815582353218, 0.5271651732467293, 0.5969131206054533]</text:p>
          </table:table-cell>
          <table:table-cell office:value-type="string" calcext:value-type="string">
            <text:p>[0.25615497109238244, 0.47182755148814537, 0.5300198796738639, 0.6043131510550475]</text:p>
          </table:table-cell>
          <table:table-cell table:number-columns-repeated="2" office:value-type="string" calcext:value-type="string">
            <text:p>[0.25438590230280267, 0.4727383847241125, 0.5289858000607921, 0.598546783832311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588829421330846, 0.47892457439377, 0.548866933951244, 0.6451598501305742]</text:p>
          </table:table-cell>
          <table:table-cell office:value-type="string" calcext:value-type="string">
            <text:p>[0.2870672234601423, 0.4711171961431095, 0.5254807908750879, 0.5918466549096206]</text:p>
          </table:table-cell>
          <table:table-cell office:value-type="string" calcext:value-type="string">
            <text:p>[0.2542828641233149, 0.47287253900840204, 0.5339162801848972, 0.606361888373882]</text:p>
          </table:table-cell>
          <table:table-cell office:value-type="string" calcext:value-type="string">
            <text:p>[0.26340754712387915, 0.47624840573428245, 0.5399911241161547, 0.6158862092175194]</text:p>
          </table:table-cell>
          <table:table-cell office:value-type="string" calcext:value-type="string">
            <text:p>[0.2547697241778461, 0.47682680750907364, 0.5462369929151629, 0.6307186053545516]</text:p>
          </table:table-cell>
          <table:table-cell office:value-type="string" calcext:value-type="string">
            <text:p>[0.2545638350000504, 0.4721734776050616, 0.531471262467928, 0.5994164868374082]</text:p>
          </table:table-cell>
          <table:table-cell office:value-type="string" calcext:value-type="string">
            <text:p>[0.25596376589986275, 0.476133396903754, 0.5431591342780434, 0.623764842899892]</text:p>
          </table:table-cell>
          <table:table-cell office:value-type="string" calcext:value-type="string">
            <text:p>[0.26081390543465277, 0.4710844070024488, 0.5284619050859014, 0.5991665878525256]</text:p>
          </table:table-cell>
          <table:table-cell office:value-type="string" calcext:value-type="string">
            <text:p>[0.2869230492523402, 0.4745716719456888, 0.5391431845446378, 0.6269494462015783]</text:p>
          </table:table-cell>
          <table:table-cell office:value-type="string" calcext:value-type="string">
            <text:p>[0.30551953839326046, 0.4755304856226773, 0.5359843621400332, 0.6132846016607103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568149645096859, 0.47752237598716546, 0.5497395296304333, 0.6486635312859679]</text:p>
          </table:table-cell>
          <table:table-cell office:value-type="string" calcext:value-type="string">
            <text:p>[0.2555763783026528, 0.4753635083850871, 0.5427138783452008, 0.6267224667287129]</text:p>
          </table:table-cell>
          <table:table-cell office:value-type="string" calcext:value-type="string">
            <text:p>[0.2573663555391328, 0.473704336551069, 0.5352495603838004, 0.6099397011758441]</text:p>
          </table:table-cell>
          <table:table-cell office:value-type="string" calcext:value-type="string">
            <text:p>[0.25813071545281097, 0.48207861088415915, 0.556465329089821, 0.661866630457771]</text:p>
          </table:table-cell>
          <table:table-cell office:value-type="string" calcext:value-type="string">
            <text:p>[0.26098340232504774, 0.47352052263112593, 0.5333635331739811, 0.6029012243307562]</text:p>
          </table:table-cell>
          <table:table-cell office:value-type="string" calcext:value-type="string">
            <text:p>[0.25749153542027237, 0.47569726257180345, 0.5407677460881428, 0.6220691207391139]</text:p>
          </table:table-cell>
          <table:table-cell office:value-type="string" calcext:value-type="string">
            <text:p>[0.26361025325968035, 0.4777124529624352, 0.5404159619020784, 0.6148788378701158]</text:p>
          </table:table-cell>
          <table:table-cell office:value-type="string" calcext:value-type="string">
            <text:p>[0.2543038051114657, 0.47527579488548405, 0.5400828422100507, 0.6208328221706292]</text:p>
          </table:table-cell>
          <table:table-cell office:value-type="string" calcext:value-type="string">
            <text:p>[0.26269596253944544, 0.4784627673817349, 0.552254689584702, 0.6532622021013467]</text:p>
          </table:table-cell>
          <table:table-cell office:value-type="string" calcext:value-type="string">
            <text:p>[0.26205703210585013, 0.47808217239298534, 0.5489639234646272, 0.6484249206706203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3361453550036466, 0.47810354058183363, 0.5430430201822602, 0.6361225561263302]</text:p>
          </table:table-cell>
          <table:table-cell office:value-type="string" calcext:value-type="string">
            <text:p>[0.31238014560021643, 0.48078517362721795, 0.5516364826177917, 0.652910788132274]</text:p>
          </table:table-cell>
          <table:table-cell office:value-type="string" calcext:value-type="string">
            <text:p>[0.3040711814455287, 0.480350309913344, 0.5544627240093953, 0.655991493306575]</text:p>
          </table:table-cell>
          <table:table-cell office:value-type="string" calcext:value-type="string">
            <text:p>[0.2612955361862706, 0.4775846250070236, 0.5412198891484055, 0.6228386494876824]</text:p>
          </table:table-cell>
          <table:table-cell office:value-type="string" calcext:value-type="string">
            <text:p>[0.287397818431894, 0.4872919377253062, 0.5642257559118522, 0.6672320869186248]</text:p>
          </table:table-cell>
          <table:table-cell office:value-type="string" calcext:value-type="string">
            <text:p>[0.2544858529752828, 0.481579125507294, 0.5589522588199026, 0.6556803538906673]</text:p>
          </table:table-cell>
          <table:table-cell office:value-type="string" calcext:value-type="string">
            <text:p>[0.3373325956644046, 0.4849764001681255, 0.559895191529643, 0.671827964874812]</text:p>
          </table:table-cell>
          <table:table-cell office:value-type="string" calcext:value-type="string">
            <text:p>[0.2541079718756182, 0.47884063440335933, 0.556168859073979, 0.6700844793562907]</text:p>
          </table:table-cell>
          <table:table-cell office:value-type="string" calcext:value-type="string">
            <text:p>[0.2548187891863697, 0.4785681989740385, 0.5520304485232959, 0.6468043456968975]</text:p>
          </table:table-cell>
          <table:table-cell office:value-type="string" calcext:value-type="string">
            <text:p>[0.26359521771673566, 0.4761330679626694, 0.5492925308790032, 0.6542569333365104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070320218279971, 0.48234206820120307, 0.5622613026608952, 0.6736783065143375]</text:p>
          </table:table-cell>
          <table:table-cell office:value-type="string" calcext:value-type="string">
            <text:p>[0.2618860130835642, 0.4826567328061241, 0.5744158004745632, 0.6907098243981653]</text:p>
          </table:table-cell>
          <table:table-cell office:value-type="string" calcext:value-type="string">
            <text:p>[0.3035908976512796, 0.47888463963800143, 0.5445379913928026, 0.6284937126711619]</text:p>
          </table:table-cell>
          <table:table-cell office:value-type="string" calcext:value-type="string">
            <text:p>[0.2681379425724565, 0.47763355851590844, 0.5445386285571076, 0.6347020639897439]</text:p>
          </table:table-cell>
          <table:table-cell office:value-type="string" calcext:value-type="string">
            <text:p>[0.3372073515415851, 0.49383984974264505, 0.5709469168726481, 0.6808667478047015]</text:p>
          </table:table-cell>
          <table:table-cell office:value-type="string" calcext:value-type="string">
            <text:p>[0.25894384888909977, 0.4817330589675964, 0.5570018833368316, 0.6573082079540925]</text:p>
          </table:table-cell>
          <table:table-cell office:value-type="string" calcext:value-type="string">
            <text:p>[0.3365084939982771, 0.48231504761014965, 0.5440945236786742, 0.6269297725271732]</text:p>
          </table:table-cell>
          <table:table-cell office:value-type="string" calcext:value-type="string">
            <text:p>[0.29739313248834726, 0.4776277231838752, 0.5499690794966242, 0.6426331041226383]</text:p>
          </table:table-cell>
          <table:table-cell office:value-type="string" calcext:value-type="string">
            <text:p>[0.26311710521415005, 0.4876286565274624, 0.5788008092101371, 0.7043325800933891]</text:p>
          </table:table-cell>
          <table:table-cell office:value-type="string" calcext:value-type="string">
            <text:p>[0.29953634635690674, 0.4766409833302583, 0.5507782458678033, 0.6486187418628512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26063598207027566, 0.47819183862610215, 0.5514224841968585, 0.6502150960219938]</text:p>
          </table:table-cell>
          <table:table-cell office:value-type="string" calcext:value-type="string">
            <text:p>[0.265541884631485, 0.4841433015081878, 0.5613007736117869, 0.6667573229045185]</text:p>
          </table:table-cell>
          <table:table-cell office:value-type="string" calcext:value-type="string">
            <text:p>[0.2609086958893913, 0.4898576366237207, 0.5856685385420692, 0.7173245349091301]</text:p>
          </table:table-cell>
          <table:table-cell office:value-type="string" calcext:value-type="string">
            <text:p>[0.33721216831029827, 0.47648401622133574, 0.534700684212359, 0.6156633493474327]</text:p>
          </table:table-cell>
          <table:table-cell office:value-type="string" calcext:value-type="string">
            <text:p>[0.336283262624883, 0.48197921166770563, 0.5471260398899787, 0.6434478762847777]</text:p>
          </table:table-cell>
          <table:table-cell office:value-type="string" calcext:value-type="string">
            <text:p>[0.3038042590874271, 0.4804245758134274, 0.5531587566586424, 0.6485397640244202]</text:p>
          </table:table-cell>
          <table:table-cell office:value-type="string" calcext:value-type="string">
            <text:p>[0.3001100176845872, 0.48317122453711087, 0.567603293796795, 0.6902622324773073]</text:p>
          </table:table-cell>
          <table:table-cell office:value-type="string" calcext:value-type="string">
            <text:p>[0.2964714632355719, 0.4787577400708273, 0.5504179961666357, 0.6280614538462395]</text:p>
          </table:table-cell>
          <table:table-cell office:value-type="string" calcext:value-type="string">
            <text:p>[0.26410391229427516, 0.4803161098381651, 0.5577647663712191, 0.6550381351273886]</text:p>
          </table:table-cell>
          <table:table-cell office:value-type="string" calcext:value-type="string">
            <text:p>[0.3045262722038824, 0.4855519327258467, 0.5693077220859688, 0.686313151922396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27559561989796894, 0.48117297657562375, 0.5639081264715875, 0.6743931304689378]</text:p>
          </table:table-cell>
          <table:table-cell office:value-type="string" calcext:value-type="string">
            <text:p>[0.26757402221794807, 0.4837978115353305, 0.563064105465997, 0.6829702905910433]</text:p>
          </table:table-cell>
          <table:table-cell office:value-type="string" calcext:value-type="string">
            <text:p>[0.3146717298506786, 0.47585982964056933, 0.5385706507847289, 0.6161892129384073]</text:p>
          </table:table-cell>
          <table:table-cell office:value-type="string" calcext:value-type="string">
            <text:p>[0.2615669316393452, 0.4819807517482426, 0.559916785651524, 0.6716300296261841]</text:p>
          </table:table-cell>
          <table:table-cell office:value-type="string" calcext:value-type="string">
            <text:p>[0.3147477466217244, 0.48443283143149884, 0.5654115136746184, 0.6731155689068324]</text:p>
          </table:table-cell>
          <table:table-cell office:value-type="string" calcext:value-type="string">
            <text:p>[0.3608835138700395, 0.48122827695498527, 0.5419090255404687, 0.6257104918115725]</text:p>
          </table:table-cell>
          <table:table-cell office:value-type="string" calcext:value-type="string">
            <text:p>[0.2673949802250673, 0.48368949621102025, 0.5609373275457222, 0.6721875382419747]</text:p>
          </table:table-cell>
          <table:table-cell office:value-type="string" calcext:value-type="string">
            <text:p>[0.30546072466582236, 0.48660973979383537, 0.5549684130288477, 0.6389352398228303]</text:p>
          </table:table-cell>
          <table:table-cell office:value-type="string" calcext:value-type="string">
            <text:p>[0.314337034691899, 0.4812852330081177, 0.5570949565828184, 0.6544475079455497]</text:p>
          </table:table-cell>
          <table:table-cell office:value-type="string" calcext:value-type="string">
            <text:p>[0.35562595972488015, 0.47814078700565926, 0.5378365489990183, 0.6135994580548014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541476221390109, 0.48338482049179593, 0.5630335541494884, 0.6747320860199134]</text:p>
          </table:table-cell>
          <table:table-cell office:value-type="string" calcext:value-type="string">
            <text:p>[0.317189579194571, 0.4842039511046709, 0.5694185265515143, 0.6868272037185578]</text:p>
          </table:table-cell>
          <table:table-cell office:value-type="string" calcext:value-type="string">
            <text:p>[0.3417305885154447, 0.48777223411533216, 0.5607731759222297, 0.6646791386864399]</text:p>
          </table:table-cell>
          <table:table-cell office:value-type="string" calcext:value-type="string">
            <text:p>[0.29025273899939535, 0.4778948311401658, 0.5500283574216759, 0.6490744759543903]</text:p>
          </table:table-cell>
          <table:table-cell office:value-type="string" calcext:value-type="string">
            <text:p>[0.36805119609576514, 0.48064201849512195, 0.5412774576620951, 0.6162199397396453]</text:p>
          </table:table-cell>
          <table:table-cell office:value-type="string" calcext:value-type="string">
            <text:p>[0.3163059321553053, 0.47552317735339905, 0.5458205216901919, 0.6352234509084065]</text:p>
          </table:table-cell>
          <table:table-cell office:value-type="string" calcext:value-type="string">
            <text:p>[0.3060185837843579, 0.48548510968993197, 0.5619191952411857, 0.6757818528672607]</text:p>
          </table:table-cell>
          <table:table-cell office:value-type="string" calcext:value-type="string">
            <text:p>[0.34089837468537465, 0.4838331895751866, 0.5574384641165738, 0.655252183686291]</text:p>
          </table:table-cell>
          <table:table-cell office:value-type="string" calcext:value-type="string">
            <text:p>[0.3201956858485718, 0.48212951028401435, 0.5600412441577676, 0.6725182009723544]</text:p>
          </table:table-cell>
          <table:table-cell office:value-type="string" calcext:value-type="string">
            <text:p>[0.34183565581663927, 0.48973899938480653, 0.570700227593334, 0.6867456368372902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167226510303376, 0.4846521652796062, 0.5610243007581824, 0.6748912499791364]</text:p>
          </table:table-cell>
          <table:table-cell office:value-type="string" calcext:value-type="string">
            <text:p>[0.32610880581362917, 0.4850370156089838, 0.5682590437144879, 0.6760275706121276]</text:p>
          </table:table-cell>
          <table:table-cell office:value-type="string" calcext:value-type="string">
            <text:p>[0.2660454808650632, 0.48315042650643514, 0.564950880342917, 0.6822051442964431]</text:p>
          </table:table-cell>
          <table:table-cell office:value-type="string" calcext:value-type="string">
            <text:p>[0.34117650551976575, 0.49388142864389445, 0.5922857771938711, 0.7215093205247394]</text:p>
          </table:table-cell>
          <table:table-cell office:value-type="string" calcext:value-type="string">
            <text:p>[0.3413647589574921, 0.48615071865894294, 0.5695433491776931, 0.6837739535779324]</text:p>
          </table:table-cell>
          <table:table-cell office:value-type="string" calcext:value-type="string">
            <text:p>[0.26078741501366304, 0.48325584968905766, 0.5635268094236412, 0.6684049417797145]</text:p>
          </table:table-cell>
          <table:table-cell office:value-type="string" calcext:value-type="string">
            <text:p>[0.2731128041255484, 0.5038848259242229, 0.6040322081802147, 0.7612282241710696]</text:p>
          </table:table-cell>
          <table:table-cell office:value-type="string" calcext:value-type="string">
            <text:p>[0.3608420387793851, 0.4911639378786671, 0.5763797278747282, 0.6894980013552788]</text:p>
          </table:table-cell>
          <table:table-cell office:value-type="string" calcext:value-type="string">
            <text:p>[0.34935929940979493, 0.49465696267316134, 0.5853490643958981, 0.7067911077526632]</text:p>
          </table:table-cell>
          <table:table-cell office:value-type="string" calcext:value-type="string">
            <text:p>[0.30955270639013344, 0.48812997453698403, 0.5750953405126735, 0.6927224697739995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4050685107780965, 0.49187860702284125, 0.5731343330336315, 0.7033832463084746]</text:p>
          </table:table-cell>
          <table:table-cell office:value-type="string" calcext:value-type="string">
            <text:p>[0.3327341560831211, 0.4856776788886338, 0.5634408802200872, 0.6693306449679141]</text:p>
          </table:table-cell>
          <table:table-cell office:value-type="string" calcext:value-type="string">
            <text:p>[0.32340942567289405, 0.48878116148652617, 0.5760906955676154, 0.7011891584835738]</text:p>
          </table:table-cell>
          <table:table-cell office:value-type="string" calcext:value-type="string">
            <text:p>[0.3431355935533865, 0.5004766841731667, 0.5930362323609942, 0.7248197590147718]</text:p>
          </table:table-cell>
          <table:table-cell office:value-type="string" calcext:value-type="string">
            <text:p>[0.3665858924608945, 0.5022567338791499, 0.6021393373164702, 0.739423645298708]</text:p>
          </table:table-cell>
          <table:table-cell office:value-type="string" calcext:value-type="string">
            <text:p>[0.292450953884186, 0.48464451076731196, 0.5642824733538246, 0.6732788500006947]</text:p>
          </table:table-cell>
          <table:table-cell office:value-type="string" calcext:value-type="string">
            <text:p>[0.30508401076384756, 0.488470124563384, 0.573743976452126, 0.6868351960393192]</text:p>
          </table:table-cell>
          <table:table-cell office:value-type="string" calcext:value-type="string">
            <text:p>[0.32320264662256143, 0.4922172543028193, 0.583665517390089, 0.7102174175877471]</text:p>
          </table:table-cell>
          <table:table-cell office:value-type="string" calcext:value-type="string">
            <text:p>[0.29172669383295546, 0.48187282918561686, 0.5674466734348077, 0.6759557509930078]</text:p>
          </table:table-cell>
          <table:table-cell office:value-type="string" calcext:value-type="string">
            <text:p>[0.33987013386059206, 0.48546206977836337, 0.5634230443497675, 0.6678643114389764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29133824849843665, 0.48468960875863415, 0.5591738275888368, 0.6546306965865526]</text:p>
          </table:table-cell>
          <table:table-cell office:value-type="string" calcext:value-type="string">
            <text:p>[0.45192074395411125, 0.4884540440518526, 0.5550437379148494, 0.6498546968223051]</text:p>
          </table:table-cell>
          <table:table-cell office:value-type="string" calcext:value-type="string">
            <text:p>[0.28979650488984354, 0.4792488453601606, 0.5542693695988737, 0.6596213070276539]</text:p>
          </table:table-cell>
          <table:table-cell office:value-type="string" calcext:value-type="string">
            <text:p>[0.3438263159584845, 0.48120067340123, 0.5530505243761976, 0.6553703028631198]</text:p>
          </table:table-cell>
          <table:table-cell office:value-type="string" calcext:value-type="string">
            <text:p>[0.4376300600036295, 0.48858268313703507, 0.5625677308869939, 0.6677562509641864]</text:p>
          </table:table-cell>
          <table:table-cell office:value-type="string" calcext:value-type="string">
            <text:p>[0.31974583986940586, 0.4851192481674558, 0.5649209602964057, 0.6857582675792564]</text:p>
          </table:table-cell>
          <table:table-cell office:value-type="string" calcext:value-type="string">
            <text:p>[0.4536985968064449, 0.48547853805064584, 0.5550138130657645, 0.6564644759367897]</text:p>
          </table:table-cell>
          <table:table-cell office:value-type="string" calcext:value-type="string">
            <text:p>[0.3407875755690358, 0.48986170281366037, 0.5604416767737205, 0.6671887082079028]</text:p>
          </table:table-cell>
          <table:table-cell office:value-type="string" calcext:value-type="string">
            <text:p>[0.3067784623998272, 0.49828332647503726, 0.5952216028567611, 0.7178177717510883]</text:p>
          </table:table-cell>
          <table:table-cell office:value-type="string" calcext:value-type="string">
            <text:p>[0.38993027791185964, 0.4872770683889341, 0.5711409232443218, 0.68672750796257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4396663268864407, 0.49122682912335297, 0.5677856723613943, 0.6772222076861746]</text:p>
          </table:table-cell>
          <table:table-cell office:value-type="string" calcext:value-type="string">
            <text:p>[0.3682794292047631, 0.506144112967657, 0.5939584653997231, 0.7178538243110388]</text:p>
          </table:table-cell>
          <table:table-cell office:value-type="string" calcext:value-type="string">
            <text:p>[0.4475665541348499, 0.4900370868273507, 0.5605440914201337, 0.66518842838986]</text:p>
          </table:table-cell>
          <table:table-cell office:value-type="string" calcext:value-type="string">
            <text:p>[0.41151345160956165, 0.487732195542339, 0.5588573147097436, 0.66073307865757]</text:p>
          </table:table-cell>
          <table:table-cell office:value-type="string" calcext:value-type="string">
            <text:p>[0.34267100030601333, 0.49655206882433006, 0.5776268054129426, 0.6944108593509181]</text:p>
          </table:table-cell>
          <table:table-cell office:value-type="string" calcext:value-type="string">
            <text:p>[0.4409785991109318, 0.49291194238527797, 0.564433599055536, 0.6587481706764692]</text:p>
          </table:table-cell>
          <table:table-cell office:value-type="string" calcext:value-type="string">
            <text:p>[0.3687379179253592, 0.49698358687261174, 0.5883615750165441, 0.70724941035203]</text:p>
          </table:table-cell>
          <table:table-cell office:value-type="string" calcext:value-type="string">
            <text:p>[0.3524901545861782, 0.48188685648005064, 0.5498638250632346, 0.6381603406030221]</text:p>
          </table:table-cell>
          <table:table-cell office:value-type="string" calcext:value-type="string">
            <text:p>[0.3280261936234722, 0.4980348875275661, 0.58439673769903, 0.7107475215282444]</text:p>
          </table:table-cell>
          <table:table-cell office:value-type="string" calcext:value-type="string">
            <text:p>[0.44133662595508427, 0.49704986999507, 0.5751504639287638, 0.6959806064678685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3502442438962686, 0.4918745211881544, 0.5669496265484243, 0.6757420959957506]</text:p>
          </table:table-cell>
          <table:table-cell office:value-type="string" calcext:value-type="string">
            <text:p>[0.45440294307132445, 0.4856126243893863, 0.5440168066126122, 0.6223956265970116]</text:p>
          </table:table-cell>
          <table:table-cell office:value-type="string" calcext:value-type="string">
            <text:p>[0.4436518155920116, 0.4924414098946612, 0.5617884337179931, 0.6598619846833128]</text:p>
          </table:table-cell>
          <table:table-cell office:value-type="string" calcext:value-type="string">
            <text:p>[0.2953706640314818, 0.4870566029689532, 0.5655655622927449, 0.6778803492225678]</text:p>
          </table:table-cell>
          <table:table-cell office:value-type="string" calcext:value-type="string">
            <text:p>[0.3204955007261106, 0.48622390222248396, 0.5551824422551496, 0.6434869367501477]</text:p>
          </table:table-cell>
          <table:table-cell office:value-type="string" calcext:value-type="string">
            <text:p>[0.42329993191519016, 0.49147635969426684, 0.5617629100028168, 0.6567516548765001]</text:p>
          </table:table-cell>
          <table:table-cell office:value-type="string" calcext:value-type="string">
            <text:p>[0.42386263712423217, 0.48987185096578223, 0.5660219396383046, 0.6666047346328996]</text:p>
          </table:table-cell>
          <table:table-cell office:value-type="string" calcext:value-type="string">
            <text:p>[0.4030900534214809, 0.4923074918370957, 0.5770010366663064, 0.6932040405353687]</text:p>
          </table:table-cell>
          <table:table-cell office:value-type="string" calcext:value-type="string">
            <text:p>[0.3446893069778992, 0.49254345728101256, 0.5726124980807054, 0.6942919039534959]</text:p>
          </table:table-cell>
          <table:table-cell office:value-type="string" calcext:value-type="string">
            <text:p>[0.32698788850123967, 0.4839347704558681, 0.5571825748297864, 0.6591137233033818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35673514347372653, 0.5089036665944664, 0.6055730115631793, 0.7436464966323298]</text:p>
          </table:table-cell>
          <table:table-cell office:value-type="string" calcext:value-type="string">
            <text:p>[0.3527173572556982, 0.48412485910887115, 0.5629108617530428, 0.6619250618619889]</text:p>
          </table:table-cell>
          <table:table-cell office:value-type="string" calcext:value-type="string">
            <text:p>[0.44656969439209127, 0.49081067604623835, 0.5642755016757561, 0.6643575296046366]</text:p>
          </table:table-cell>
          <table:table-cell office:value-type="string" calcext:value-type="string">
            <text:p>[0.4213938853156526, 0.4917722309220808, 0.5756937182535354, 0.6928284907069197]</text:p>
          </table:table-cell>
          <table:table-cell office:value-type="string" calcext:value-type="string">
            <text:p>[0.4170986570776365, 0.49150784249820245, 0.5602933776224396, 0.6571719828876792]</text:p>
          </table:table-cell>
          <table:table-cell office:value-type="string" calcext:value-type="string">
            <text:p>[0.4548778518797928, 0.49235895039599814, 0.5670515895765282, 0.6615052087760637]</text:p>
          </table:table-cell>
          <table:table-cell office:value-type="string" calcext:value-type="string">
            <text:p>[0.44055080474980307, 0.4927307235883359, 0.5664109860830413, 0.6640046835431672]</text:p>
          </table:table-cell>
          <table:table-cell office:value-type="string" calcext:value-type="string">
            <text:p>[0.4701529885422981, 0.4957968857148681, 0.572612525421901, 0.6734853734050299]</text:p>
          </table:table-cell>
          <table:table-cell table:number-columns-repeated="2" office:value-type="string" calcext:value-type="string">
            <text:p>[0.3685992704013494, 0.4914723623279308, 0.5785991009599011, 0.6882120115260815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6813871542602026, 0.49399340048025947, 0.5651381947792694, 0.6596390228678644]</text:p>
          </table:table-cell>
          <table:table-cell office:value-type="string" calcext:value-type="string">
            <text:p>[0.4707635699624473, 0.4940987847865973, 0.5634188659228864, 0.6583628866803929]</text:p>
          </table:table-cell>
          <table:table-cell office:value-type="string" calcext:value-type="string">
            <text:p>[0.5064991108895951, 0.4982622625027657, 0.5623303644873932, 0.6581072752490698]</text:p>
          </table:table-cell>
          <table:table-cell office:value-type="string" calcext:value-type="string">
            <text:p>[0.4625367431415806, 0.4942840103861357, 0.5626500140327482, 0.6576087297067953]</text:p>
          </table:table-cell>
          <table:table-cell office:value-type="string" calcext:value-type="string">
            <text:p>[0.4239405985160048, 0.49411723162183047, 0.5677703501798788, 0.6601655872497585]</text:p>
          </table:table-cell>
          <table:table-cell office:value-type="string" calcext:value-type="string">
            <text:p>[0.4420112001230861, 0.49439235935195175, 0.5649884261862446, 0.6594814144144684]</text:p>
          </table:table-cell>
          <table:table-cell office:value-type="string" calcext:value-type="string">
            <text:p>[0.4239405985160048, 0.49411723162183047, 0.5677703501798788, 0.6601655872497585]</text:p>
          </table:table-cell>
          <table:table-cell table:number-columns-repeated="2" office:value-type="string" calcext:value-type="string">
            <text:p>[0.454351769215971, 0.49152947942415787, 0.5614860329731103, 0.6549840490959666]</text:p>
          </table:table-cell>
          <table:table-cell office:value-type="string" calcext:value-type="string">
            <text:p>[0.4707635699624473, 0.4940987847865973, 0.5634188659228864, 0.6583628866803929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ap06']</text:p>
          </table:table-cell>
          <table:table-cell table:number-columns-repeated="2" office:value-type="string" calcext:value-type="string">
            <text:p>['dh05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ap04']</text:p>
          </table:table-cell>
          <table:table-cell office:value-type="string" calcext:value-type="string">
            <text:p>['dh09']</text:p>
          </table:table-cell>
          <table:table-cell office:value-type="string" calcext:value-type="string">
            <text:p>['dh01']</text:p>
          </table:table-cell>
          <table:table-cell office:value-type="string" calcext:value-type="string">
            <text:p>['dh07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10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3', 'dh09']</text:p>
          </table:table-cell>
          <table:table-cell office:value-type="string" calcext:value-type="string">
            <text:p>['ap04', 'dh06']</text:p>
          </table:table-cell>
          <table:table-cell office:value-type="string" calcext:value-type="string">
            <text:p>['ap04', 'ap07']</text:p>
          </table:table-cell>
          <table:table-cell office:value-type="string" calcext:value-type="string">
            <text:p>['dh04', 'dh11']</text:p>
          </table:table-cell>
          <table:table-cell office:value-type="string" calcext:value-type="string">
            <text:p>['ap01', 'dh10']</text:p>
          </table:table-cell>
          <table:table-cell office:value-type="string" calcext:value-type="string">
            <text:p>['ap05', 'dh02']</text:p>
          </table:table-cell>
          <table:table-cell office:value-type="string" calcext:value-type="string">
            <text:p>['ap04', 'dh01']</text:p>
          </table:table-cell>
          <table:table-cell office:value-type="string" calcext:value-type="string">
            <text:p>['dh01', 'dh05']</text:p>
          </table:table-cell>
          <table:table-cell table:number-columns-repeated="2" office:value-type="string" calcext:value-type="string">
            <text:p>['dh09', 'dh10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3', 'ap06', 'dh08']</text:p>
          </table:table-cell>
          <table:table-cell office:value-type="string" calcext:value-type="string">
            <text:p>['ap04', 'dh06', 'dh10']</text:p>
          </table:table-cell>
          <table:table-cell office:value-type="string" calcext:value-type="string">
            <text:p>['dh06', 'dh07', 'dh09']</text:p>
          </table:table-cell>
          <table:table-cell office:value-type="string" calcext:value-type="string">
            <text:p>['ap03', 'dh02', 'dh06']</text:p>
          </table:table-cell>
          <table:table-cell office:value-type="string" calcext:value-type="string">
            <text:p>['dh03', 'dh06', 'dh08']</text:p>
          </table:table-cell>
          <table:table-cell office:value-type="string" calcext:value-type="string">
            <text:p>['dh03', 'dh06', 'dh07']</text:p>
          </table:table-cell>
          <table:table-cell office:value-type="string" calcext:value-type="string">
            <text:p>['ap05', 'dh05', 'dh06']</text:p>
          </table:table-cell>
          <table:table-cell office:value-type="string" calcext:value-type="string">
            <text:p>['ap01', 'dh02', 'dh03']</text:p>
          </table:table-cell>
          <table:table-cell office:value-type="string" calcext:value-type="string">
            <text:p>['ap04', 'dh05', 'dh08']</text:p>
          </table:table-cell>
          <table:table-cell office:value-type="string" calcext:value-type="string">
            <text:p>['ap07', 'dh01', 'dh05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5', 'dh04', 'dh05', 'dh08']</text:p>
          </table:table-cell>
          <table:table-cell office:value-type="string" calcext:value-type="string">
            <text:p>['ap05', 'dh01', 'dh04', 'dh10']</text:p>
          </table:table-cell>
          <table:table-cell office:value-type="string" calcext:value-type="string">
            <text:p>['ap01', 'dh04', 'dh05', 'dh06']</text:p>
          </table:table-cell>
          <table:table-cell office:value-type="string" calcext:value-type="string">
            <text:p>['ap03', 'dh06', 'dh08', 'dh11']</text:p>
          </table:table-cell>
          <table:table-cell office:value-type="string" calcext:value-type="string">
            <text:p>['dh01', 'dh02', 'dh04', 'dh06']</text:p>
          </table:table-cell>
          <table:table-cell office:value-type="string" calcext:value-type="string">
            <text:p>['ap01', 'ap05', 'dh05', 'dh09']</text:p>
          </table:table-cell>
          <table:table-cell office:value-type="string" calcext:value-type="string">
            <text:p>['dh02', 'dh07', 'dh09', 'dh10']</text:p>
          </table:table-cell>
          <table:table-cell office:value-type="string" calcext:value-type="string">
            <text:p>['ap01', 'dh01', 'dh04', 'dh07']</text:p>
          </table:table-cell>
          <table:table-cell office:value-type="string" calcext:value-type="string">
            <text:p>['ap05', 'dh02', 'dh09', 'dh11']</text:p>
          </table:table-cell>
          <table:table-cell office:value-type="string" calcext:value-type="string">
            <text:p>['ap05', 'ap06', 'dh02', 'dh08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3', 'ap04', 'ap05', 'ap07', 'dh10']</text:p>
          </table:table-cell>
          <table:table-cell office:value-type="string" calcext:value-type="string">
            <text:p>['ap03', 'ap07', 'dh03', 'dh10', 'dh11']</text:p>
          </table:table-cell>
          <table:table-cell office:value-type="string" calcext:value-type="string">
            <text:p>['ap05', 'ap07', 'dh02', 'dh03', 'dh08']</text:p>
          </table:table-cell>
          <table:table-cell office:value-type="string" calcext:value-type="string">
            <text:p>['ap03', 'ap06', 'dh04', 'dh05', 'dh09']</text:p>
          </table:table-cell>
          <table:table-cell office:value-type="string" calcext:value-type="string">
            <text:p>['ap04', 'dh05', 'dh07', 'dh08', 'dh09']</text:p>
          </table:table-cell>
          <table:table-cell office:value-type="string" calcext:value-type="string">
            <text:p>['ap01', 'ap06', 'dh03', 'dh06', 'dh08']</text:p>
          </table:table-cell>
          <table:table-cell office:value-type="string" calcext:value-type="string">
            <text:p>['ap03', 'ap04', 'ap07', 'dh04', 'dh11']</text:p>
          </table:table-cell>
          <table:table-cell office:value-type="string" calcext:value-type="string">
            <text:p>['ap01', 'ap06', 'dh04', 'dh08', 'dh11']</text:p>
          </table:table-cell>
          <table:table-cell office:value-type="string" calcext:value-type="string">
            <text:p>['ap05', 'dh03', 'dh06', 'dh10', 'dh11']</text:p>
          </table:table-cell>
          <table:table-cell office:value-type="string" calcext:value-type="string">
            <text:p>['ap01', 'dh01', 'dh02', 'dh05', 'dh11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1', 'ap07', 'dh04', 'dh05', 'dh09', 'dh11']</text:p>
          </table:table-cell>
          <table:table-cell office:value-type="string" calcext:value-type="string">
            <text:p>['ap01', 'ap03', 'ap05', 'dh06', 'dh07', 'dh08']</text:p>
          </table:table-cell>
          <table:table-cell office:value-type="string" calcext:value-type="string">
            <text:p>['ap05', 'ap06', 'ap07', 'dh04', 'dh09', 'dh10']</text:p>
          </table:table-cell>
          <table:table-cell office:value-type="string" calcext:value-type="string">
            <text:p>['ap01', 'ap03', 'ap05', 'ap06', 'dh05', 'dh10']</text:p>
          </table:table-cell>
          <table:table-cell office:value-type="string" calcext:value-type="string">
            <text:p>['ap03', 'ap04', 'ap07', 'dh07', 'dh08', 'dh09']</text:p>
          </table:table-cell>
          <table:table-cell office:value-type="string" calcext:value-type="string">
            <text:p>['ap03', 'ap06', 'dh01', 'dh03', 'dh04', 'dh08']</text:p>
          </table:table-cell>
          <table:table-cell office:value-type="string" calcext:value-type="string">
            <text:p>['ap03', 'ap04', 'ap07', 'dh03', 'dh04', 'dh09']</text:p>
          </table:table-cell>
          <table:table-cell office:value-type="string" calcext:value-type="string">
            <text:p>['ap04', 'ap05', 'dh03', 'dh06', 'dh10', 'dh11']</text:p>
          </table:table-cell>
          <table:table-cell office:value-type="string" calcext:value-type="string">
            <text:p>['ap03', 'ap06', 'dh03', 'dh05', 'dh06', 'dh11']</text:p>
          </table:table-cell>
          <table:table-cell office:value-type="string" calcext:value-type="string">
            <text:p>['ap04', 'ap05', 'dh04', 'dh09', 'dh10', 'dh11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5', 'ap06', 'dh04', 'dh05', 'dh06', 'dh08', 'dh10']</text:p>
          </table:table-cell>
          <table:table-cell office:value-type="string" calcext:value-type="string">
            <text:p>['ap03', 'dh01', 'dh02', 'dh04', 'dh06', 'dh08', 'dh11']</text:p>
          </table:table-cell>
          <table:table-cell office:value-type="string" calcext:value-type="string">
            <text:p>['ap03', 'ap06', 'dh03', 'dh06', 'dh07', 'dh09', 'dh11']</text:p>
          </table:table-cell>
          <table:table-cell office:value-type="string" calcext:value-type="string">
            <text:p>['ap01', 'ap03', 'ap04', 'ap07', 'dh03', 'dh07', 'dh10']</text:p>
          </table:table-cell>
          <table:table-cell office:value-type="string" calcext:value-type="string">
            <text:p>['ap03', 'ap04', 'ap05', 'ap07', 'dh06', 'dh09', 'dh10']</text:p>
          </table:table-cell>
          <table:table-cell office:value-type="string" calcext:value-type="string">
            <text:p>['ap01', 'ap07', 'dh01', 'dh04', 'dh08', 'dh09', 'dh10']</text:p>
          </table:table-cell>
          <table:table-cell office:value-type="string" calcext:value-type="string">
            <text:p>['ap01', 'ap04', 'ap05', 'dh07', 'dh08', 'dh10', 'dh11']</text:p>
          </table:table-cell>
          <table:table-cell office:value-type="string" calcext:value-type="string">
            <text:p>['ap04', 'ap05', 'dh02', 'dh03', 'dh05', 'dh06', 'dh07']</text:p>
          </table:table-cell>
          <table:table-cell office:value-type="string" calcext:value-type="string">
            <text:p>['ap05', 'dh02', 'dh03', 'dh05', 'dh06', 'dh10', 'dh11']</text:p>
          </table:table-cell>
          <table:table-cell office:value-type="string" calcext:value-type="string">
            <text:p>['ap03', 'ap04', 'ap05', 'dh04', 'dh05', 'dh06', 'dh08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3', 'ap05', 'dh01', 'dh03', 'dh05', 'dh07', 'dh11']</text:p>
          </table:table-cell>
          <table:table-cell office:value-type="string" calcext:value-type="string">
            <text:p>['ap03', 'ap05', 'ap06', 'dh02', 'dh05', 'dh06', 'dh09', 'dh11']</text:p>
          </table:table-cell>
          <table:table-cell office:value-type="string" calcext:value-type="string">
            <text:p>['ap04', 'ap06', 'dh01', 'dh02', 'dh03', 'dh06', 'dh09', 'dh10']</text:p>
          </table:table-cell>
          <table:table-cell office:value-type="string" calcext:value-type="string">
            <text:p>['ap03', 'ap05', 'dh04', 'dh05', 'dh07', 'dh08', 'dh09', 'dh11']</text:p>
          </table:table-cell>
          <table:table-cell office:value-type="string" calcext:value-type="string">
            <text:p>['ap01', 'ap04', 'ap06', 'dh01', 'dh03', 'dh05', 'dh08', 'dh09']</text:p>
          </table:table-cell>
          <table:table-cell office:value-type="string" calcext:value-type="string">
            <text:p>['ap03', 'ap04', 'ap05', 'ap06', 'dh02', 'dh04', 'dh05', 'dh07']</text:p>
          </table:table-cell>
          <table:table-cell office:value-type="string" calcext:value-type="string">
            <text:p>['ap03', 'ap05', 'dh01', 'dh02', 'dh04', 'dh05', 'dh08', 'dh10']</text:p>
          </table:table-cell>
          <table:table-cell office:value-type="string" calcext:value-type="string">
            <text:p>['ap01', 'ap06', 'ap07', 'dh02', 'dh04', 'dh07', 'dh09', 'dh10']</text:p>
          </table:table-cell>
          <table:table-cell office:value-type="string" calcext:value-type="string">
            <text:p>['ap03', 'ap05', 'ap07', 'dh01', 'dh02', 'dh06', 'dh08', 'dh11']</text:p>
          </table:table-cell>
          <table:table-cell office:value-type="string" calcext:value-type="string">
            <text:p>['ap01', 'ap04', 'ap06', 'ap07', 'dh02', 'dh05', 'dh09', 'dh10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4', 'ap06', 'ap07', 'dh02', 'dh03', 'dh05', 'dh07', 'dh10', 'dh11']</text:p>
          </table:table-cell>
          <table:table-cell office:value-type="string" calcext:value-type="string">
            <text:p>['ap01', 'ap03', 'ap05', 'ap06', 'ap07', 'dh01', 'dh04', 'dh08', 'dh11']</text:p>
          </table:table-cell>
          <table:table-cell office:value-type="string" calcext:value-type="string">
            <text:p>['ap04', 'ap05', 'ap07', 'dh01', 'dh02', 'dh04', 'dh05', 'dh07', 'dh08']</text:p>
          </table:table-cell>
          <table:table-cell office:value-type="string" calcext:value-type="string">
            <text:p>['ap01', 'ap03', 'ap04', 'dh02', 'dh04', 'dh05', 'dh08', 'dh10', 'dh11']</text:p>
          </table:table-cell>
          <table:table-cell office:value-type="string" calcext:value-type="string">
            <text:p>['ap01', 'ap03', 'ap04', 'ap06', 'ap07', 'dh01', 'dh03', 'dh09', 'dh10']</text:p>
          </table:table-cell>
          <table:table-cell office:value-type="string" calcext:value-type="string">
            <text:p>['ap01', 'ap04', 'ap06', 'dh02', 'dh04', 'dh05', 'dh06', 'dh08', 'dh10']</text:p>
          </table:table-cell>
          <table:table-cell office:value-type="string" calcext:value-type="string">
            <text:p>['ap03', 'ap04', 'ap05', 'dh02', 'dh03', 'dh06', 'dh08', 'dh09', 'dh10']</text:p>
          </table:table-cell>
          <table:table-cell office:value-type="string" calcext:value-type="string">
            <text:p>['ap03', 'ap04', 'ap05', 'ap07', 'dh01', 'dh02', 'dh05', 'dh06', 'dh07']</text:p>
          </table:table-cell>
          <table:table-cell office:value-type="string" calcext:value-type="string">
            <text:p>['ap01', 'ap03', 'ap04', 'ap06', 'dh01', 'dh08', 'dh09', 'dh10', 'dh11']</text:p>
          </table:table-cell>
          <table:table-cell office:value-type="string" calcext:value-type="string">
            <text:p>['ap01', 'ap03', 'ap04', 'ap05', 'ap07', 'dh03', 'dh08', 'dh09', 'dh10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3', 'ap05', 'ap07', 'dh01', 'dh03', 'dh07', 'dh08', 'dh10', 'dh11']</text:p>
          </table:table-cell>
          <table:table-cell office:value-type="string" calcext:value-type="string">
            <text:p>['ap01', 'ap03', 'ap05', 'ap07', 'dh01', 'dh03', 'dh04', 'dh05', 'dh07', 'dh08']</text:p>
          </table:table-cell>
          <table:table-cell office:value-type="string" calcext:value-type="string">
            <text:p>['ap03', 'ap05', 'ap06', 'dh04', 'dh05', 'dh06', 'dh07', 'dh08', 'dh10', 'dh11']</text:p>
          </table:table-cell>
          <table:table-cell office:value-type="string" calcext:value-type="string">
            <text:p>['ap01', 'ap03', 'ap04', 'ap07', 'dh03', 'dh04', 'dh06', 'dh07', 'dh09', 'dh11']</text:p>
          </table:table-cell>
          <table:table-cell office:value-type="string" calcext:value-type="string">
            <text:p>['ap01', 'ap03', 'ap04', 'ap07', 'dh01', 'dh02', 'dh06', 'dh07', 'dh09', 'dh11']</text:p>
          </table:table-cell>
          <table:table-cell office:value-type="string" calcext:value-type="string">
            <text:p>['ap01', 'ap05', 'ap06', 'dh01', 'dh04', 'dh05', 'dh06', 'dh07', 'dh08', 'dh09']</text:p>
          </table:table-cell>
          <table:table-cell office:value-type="string" calcext:value-type="string">
            <text:p>['ap01', 'ap03', 'ap05', 'dh01', 'dh04', 'dh07', 'dh08', 'dh09', 'dh10', 'dh11']</text:p>
          </table:table-cell>
          <table:table-cell office:value-type="string" calcext:value-type="string">
            <text:p>['ap03', 'ap04', 'ap05', 'ap06', 'dh01', 'dh02', 'dh03', 'dh05', 'dh06', 'dh08']</text:p>
          </table:table-cell>
          <table:table-cell office:value-type="string" calcext:value-type="string">
            <text:p>['ap01', 'ap04', 'ap05', 'ap06', 'dh01', 'dh05', 'dh07', 'dh08', 'dh09', 'dh10']</text:p>
          </table:table-cell>
          <table:table-cell office:value-type="string" calcext:value-type="string">
            <text:p>['ap01', 'ap03', 'ap04', 'ap05', 'dh01', 'dh03', 'dh04', 'dh06', 'dh09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3', 'ap04', 'ap05', 'ap07', 'dh01', 'dh02', 'dh04', 'dh08', 'dh09', 'dh10', 'dh11']</text:p>
          </table:table-cell>
          <table:table-cell office:value-type="string" calcext:value-type="string">
            <text:p>['ap04', 'ap05', 'ap07', 'dh01', 'dh04', 'dh05', 'dh06', 'dh07', 'dh08', 'dh09', 'dh11']</text:p>
          </table:table-cell>
          <table:table-cell office:value-type="string" calcext:value-type="string">
            <text:p>['ap01', 'ap03', 'ap04', 'ap06', 'dh04', 'dh05', 'dh06', 'dh07', 'dh09', 'dh10', 'dh11']</text:p>
          </table:table-cell>
          <table:table-cell office:value-type="string" calcext:value-type="string">
            <text:p>['ap01', 'ap03', 'ap04', 'ap05', 'ap07', 'dh01', 'dh03', 'dh07', 'dh08', 'dh09', 'dh10']</text:p>
          </table:table-cell>
          <table:table-cell office:value-type="string" calcext:value-type="string">
            <text:p>['ap03', 'ap04', 'ap06', 'ap07', 'dh02', 'dh05', 'dh06', 'dh07', 'dh09', 'dh10', 'dh11']</text:p>
          </table:table-cell>
          <table:table-cell office:value-type="string" calcext:value-type="string">
            <text:p>['ap01', 'ap03', 'ap04', 'dh01', 'dh03', 'dh05', 'dh06', 'dh07', 'dh08', 'dh09', 'dh11']</text:p>
          </table:table-cell>
          <table:table-cell office:value-type="string" calcext:value-type="string">
            <text:p>['ap03', 'ap04', 'ap05', 'dh01', 'dh02', 'dh03', 'dh04', 'dh05', 'dh06', 'dh07', 'dh08']</text:p>
          </table:table-cell>
          <table:table-cell office:value-type="string" calcext:value-type="string">
            <text:p>['ap01', 'ap03', 'ap06', 'ap07', 'dh03', 'dh05', 'dh06', 'dh07', 'dh08', 'dh09', 'dh11']</text:p>
          </table:table-cell>
          <table:table-cell office:value-type="string" calcext:value-type="string">
            <text:p>['ap01', 'ap03', 'ap04', 'dh02', 'dh03', 'dh04', 'dh06', 'dh08', 'dh09', 'dh10', 'dh11']</text:p>
          </table:table-cell>
          <table:table-cell office:value-type="string" calcext:value-type="string">
            <text:p>['ap01', 'ap04', 'ap05', 'ap07', 'dh02', 'dh03', 'dh05', 'dh07', 'dh09', 'dh10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4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3', 'dh05', 'dh07', 'dh11']</text:p>
          </table:table-cell>
          <table:table-cell office:value-type="string" calcext:value-type="string">
            <text:p>['ap01', 'ap03', 'ap05', 'dh01', 'dh02', 'dh03', 'dh04', 'dh05', 'dh06', 'dh08', 'dh10', 'dh11']</text:p>
          </table:table-cell>
          <table:table-cell office:value-type="string" calcext:value-type="string">
            <text:p>['ap01', 'ap03', 'ap04', 'ap07', 'dh01', 'dh02', 'dh04', 'dh05', 'dh07', 'dh08', 'dh10', 'dh11']</text:p>
          </table:table-cell>
          <table:table-cell office:value-type="string" calcext:value-type="string">
            <text:p>['ap03', 'ap04', 'ap05', 'ap06', 'ap07', 'dh04', 'dh05', 'dh06', 'dh07', 'dh08', 'dh09', 'dh11']</text:p>
          </table:table-cell>
          <table:table-cell office:value-type="string" calcext:value-type="string">
            <text:p>['ap01', 'ap03', 'ap04', 'ap06', 'dh01', 'dh02', 'dh04', 'dh06', 'dh07', 'dh08', 'dh10', 'dh11']</text:p>
          </table:table-cell>
          <table:table-cell office:value-type="string" calcext:value-type="string">
            <text:p>['ap01', 'ap03', 'ap04', 'ap05', 'ap06', 'ap07', 'dh01', 'dh02', 'dh05', 'dh08', 'dh09', 'dh11']</text:p>
          </table:table-cell>
          <table:table-cell office:value-type="string" calcext:value-type="string">
            <text:p>['ap01', 'ap03', 'ap04', 'ap07', 'dh02', 'dh04', 'dh06', 'dh07', 'dh08', 'dh09', 'dh10', 'dh11']</text:p>
          </table:table-cell>
          <table:table-cell office:value-type="string" calcext:value-type="string">
            <text:p>['ap03', 'ap04', 'ap05', 'dh01', 'dh03', 'dh04', 'dh06', 'dh07', 'dh08', 'dh09', 'dh10', 'dh11']</text:p>
          </table:table-cell>
          <table:table-cell office:value-type="string" calcext:value-type="string">
            <text:p>['ap01', 'ap03', 'ap04', 'ap06', 'ap07', 'dh02', 'dh03', 'dh04', 'dh05', 'dh06', 'dh10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3', 'ap04', 'ap05', 'ap06', 'ap07', 'dh01', 'dh02', 'dh04', 'dh05', 'dh06', 'dh08', 'dh10', 'dh11']</text:p>
          </table:table-cell>
          <table:table-cell office:value-type="string" calcext:value-type="string">
            <text:p>['ap01', 'ap03', 'ap04', 'ap05', 'ap06', 'dh01', 'dh02', 'dh03', 'dh04', 'dh05', 'dh07', 'dh08', 'dh09']</text:p>
          </table:table-cell>
          <table:table-cell office:value-type="string" calcext:value-type="string">
            <text:p>['ap01', 'ap03', 'ap04', 'ap05', 'ap06', 'ap07', 'dh02', 'dh04', 'dh05', 'dh07', 'dh09', 'dh10', 'dh11']</text:p>
          </table:table-cell>
          <table:table-cell office:value-type="string" calcext:value-type="string">
            <text:p>['ap01', 'ap04', 'ap05', 'ap06', 'ap07', 'dh02', 'dh03', 'dh04', 'dh06', 'dh07', 'dh08', 'dh10', 'dh11']</text:p>
          </table:table-cell>
          <table:table-cell office:value-type="string" calcext:value-type="string">
            <text:p>['ap03', 'ap04', 'ap05', 'ap07', 'dh01', 'dh02', 'dh03', 'dh04', 'dh05', 'dh07', 'dh09', 'dh10', 'dh11']</text:p>
          </table:table-cell>
          <table:table-cell office:value-type="string" calcext:value-type="string">
            <text:p>['ap03', 'ap04', 'ap05', 'ap06', 'ap07', 'dh01', 'dh02', 'dh03', 'dh04', 'dh05', 'dh08', 'dh10', 'dh11']</text:p>
          </table:table-cell>
          <table:table-cell office:value-type="string" calcext:value-type="string">
            <text:p>['ap01', 'ap03', 'ap04', 'ap06', 'ap07', 'dh02', 'dh03', 'dh04', 'dh06', 'dh07', 'dh08', 'dh09', 'dh11']</text:p>
          </table:table-cell>
          <table:table-cell office:value-type="string" calcext:value-type="string">
            <text:p>['ap01', 'ap04', 'ap05', 'ap06', 'dh01', 'dh02', 'dh03', 'dh04', 'dh05', 'dh06', 'dh07', 'dh10', 'dh11']</text:p>
          </table:table-cell>
          <table:table-cell office:value-type="string" calcext:value-type="string">
            <text:p>['ap03', 'ap06', 'ap07', 'dh01', 'dh02', 'dh03', 'dh04', 'dh05', 'dh06', 'dh07', 'dh08', 'dh10', 'dh11']</text:p>
          </table:table-cell>
          <table:table-cell office:value-type="string" calcext:value-type="string">
            <text:p>['ap01', 'ap03', 'ap04', 'ap05', 'ap06', 'ap07', 'dh01', 'dh02', 'dh04', 'dh07', 'dh08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4', 'ap05', 'ap07', 'dh01', 'dh02', 'dh03', 'dh04', 'dh05', 'dh07', 'dh08', 'dh09', 'dh11']</text:p>
          </table:table-cell>
          <table:table-cell office:value-type="string" calcext:value-type="string">
            <text:p>['ap01', 'ap03', 'ap04', 'ap05', 'ap06', 'ap07', 'dh01', 'dh02', 'dh03', 'dh04', 'dh05', 'dh06', 'dh09', 'dh10']</text:p>
          </table:table-cell>
          <table:table-cell office:value-type="string" calcext:value-type="string">
            <text:p>['ap03', 'ap04', 'ap05', 'ap06', 'ap07', 'dh02', 'dh03', 'dh04', 'dh05', 'dh06', 'dh08', 'dh09', 'dh10', 'dh11']</text:p>
          </table:table-cell>
          <table:table-cell office:value-type="string" calcext:value-type="string">
            <text:p>['ap01', 'ap03', 'ap05', 'ap06', 'dh01', 'dh02', 'dh03', 'dh04', 'dh05', 'dh06', 'dh07', 'dh08', 'dh10', 'dh11']</text:p>
          </table:table-cell>
          <table:table-cell office:value-type="string" calcext:value-type="string">
            <text:p>['ap01', 'ap03', 'ap05', 'ap06', 'ap07', 'dh01', 'dh02', 'dh03', 'dh04', 'dh06', 'dh07', 'dh09', 'dh10', 'dh11']</text:p>
          </table:table-cell>
          <table:table-cell office:value-type="string" calcext:value-type="string">
            <text:p>['ap03', 'ap04', 'ap05', 'ap06', 'ap07', 'dh01', 'dh02', 'dh03', 'dh04', 'dh05', 'dh06', 'dh07', 'dh08', 'dh09']</text:p>
          </table:table-cell>
          <table:table-cell office:value-type="string" calcext:value-type="string">
            <text:p>['ap01', 'ap03', 'ap04', 'ap05', 'ap06', 'ap07', 'dh01', 'dh02', 'dh04', 'dh06', 'dh07', 'dh08', 'dh09', 'dh10']</text:p>
          </table:table-cell>
          <table:table-cell office:value-type="string" calcext:value-type="string">
            <text:p>['ap01', 'ap03', 'ap04', 'ap06', 'ap07', 'dh01', 'dh02', 'dh03', 'dh04', 'dh05', 'dh06', 'dh07', 'dh08', 'dh11']</text:p>
          </table:table-cell>
          <table:table-cell office:value-type="string" calcext:value-type="string">
            <text:p>['ap01', 'ap03', 'ap04', 'ap05', 'ap07', 'dh02', 'dh04', 'dh05', 'dh06', 'dh07', 'dh08', 'dh09', 'dh10', 'dh11']</text:p>
          </table:table-cell>
          <table:table-cell office:value-type="string" calcext:value-type="string">
            <text:p>['ap03', 'ap05', 'ap06', 'ap07', 'dh01', 'dh02', 'dh03', 'dh04', 'dh05', 'dh06', 'dh07', 'dh08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7', 'dh01', 'dh02', 'dh03', 'dh04', 'dh05', 'dh07', 'dh08', 'dh09', 'dh10', 'dh11']</text:p>
          </table:table-cell>
          <table:table-cell office:value-type="string" calcext:value-type="string">
            <text:p>['ap01', 'ap03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3', 'dh04', 'dh05', 'dh06', 'dh07', 'dh09', 'dh10', 'dh11']</text:p>
          </table:table-cell>
          <table:table-cell office:value-type="string" calcext:value-type="string">
            <text:p>['ap01', 'ap03', 'ap04', 'ap06', 'ap07', 'dh01', 'dh02', 'dh03', 'dh04', 'dh05', 'dh06', 'dh07', 'dh09', 'dh10', 'dh11']</text:p>
          </table:table-cell>
          <table:table-cell office:value-type="string" calcext:value-type="string">
            <text:p>['ap01', 'ap04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8', 'dh09', 'dh10']</text:p>
          </table:table-cell>
          <table:table-cell office:value-type="string" calcext:value-type="string">
            <text:p>['ap01', 'ap03', 'ap04', 'ap05', 'ap06', 'ap07', 'dh01', 'dh02', 'dh04', 'dh06', 'dh07', 'dh08', 'dh09', 'dh10', 'dh11']</text:p>
          </table:table-cell>
          <table:table-cell office:value-type="string" calcext:value-type="string">
            <text:p>['ap01', 'ap03', 'ap04', 'ap05', 'ap06', 'ap07', 'dh02', 'dh03', 'dh05', 'dh06', 'dh07', 'dh08', 'dh09', 'dh10', 'dh11']</text:p>
          </table:table-cell>
          <table:table-cell table:number-columns-repeated="2" office:value-type="string" calcext:value-type="string">
            <text:p>['ap01', 'ap03', 'ap04', 'ap06', 'ap07', 'dh01', 'dh02', 'dh03', 'dh04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ap07', 'dh01', 'dh02', 'dh03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8', 'dh09', 'dh10', 'dh11']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table:number-columns-repeated="2" office:value-type="string" calcext:value-type="string">
            <text:p>['ap01', 'ap03', 'ap04', 'ap05', 'ap06', 'ap07', 'dh01', 'dh02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